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DejaVu Sans Mono" svg:font-family="'DejaVu Sa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 fo:padding="0in" fo:border="none" style:shadow="none"/>
      <style:text-properties fo:color="#c9211e" loext:opacity="100%" fo:font-weight="bold" style:font-weight-asian="bold" style:font-name-complex="AALMAGHRIBI" style:font-weight-complex="bol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2540"/>
    </style:style>
    <style:style style:name="T1" style:family="text">
      <style:text-properties fo:color="#067d17" loext:opacity="100%" style:font-name="DejaVu Sans Mono" fo:font-size="10pt" fo:font-style="normal" fo:font-weight="normal" style:font-size-asian="10pt" style:font-style-asian="normal" style:font-weight-asian="normal"/>
    </style:style>
    <style:style style:name="T2" style:family="text">
      <style:text-properties style:font-name="DejaVu Sans Mono" fo:font-size="10pt" fo:language="en" fo:country="US" fo:font-style="normal" officeooo:rsid="00172540" style:font-name-asian="Times New Roman" style:font-size-asian="10pt" style:font-style-asian="normal" style:font-size-complex="26pt"/>
    </style:style>
    <style:style style:name="T3" style:family="text">
      <style:text-properties style:font-name="DejaVu Sans Mono" fo:font-size="10pt" fo:language="en" fo:country="US" fo:font-style="normal" style:font-name-asian="Times New Roman" style:font-size-asian="10pt" style:font-style-asian="normal" style:font-size-complex="26pt"/>
    </style:style>
    <style:style style:name="T4" style:family="text">
      <style:text-properties style:font-name="DejaVu Sans Mono" fo:font-size="10pt" fo:font-style="normal" style:font-size-asian="10pt" style:font-style-asian="normal"/>
    </style:style>
    <style:style style:name="T5" style:family="text">
      <style:text-properties style:font-name="DejaVu Sans Mono" fo:font-size="10pt" fo:font-style="normal" officeooo:rsid="00172540" style:font-size-asian="10pt" style:font-style-asian="normal"/>
    </style:style>
    <style:style style:name="T6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7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8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9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{</text:span><text:span text:style-name="T3">سُورَةُ</text:span><text:span text:style-name="T4"> ۴لْمَآئِدَة</text:span><text:span text:style-name="T5"> }</text:span></text:p>
      <text:p text:style-name="P2" loext:marker-style-name="T6"><text:span text:style-name="T7">بِسْمِ </text:span><text:span text:style-name="T8">۱</text:span><text:span text:style-name="T7">للَّهِ </text:span><text:span text:style-name="T8">۱</text:span><text:span text:style-name="T7">لرَّحْمَـٰنِ </text:span><text:span text:style-name="T8">۱</text:span><text:span text:style-name="T7">لرَّحِيمِ </text:span><text:span text:style-name="T6">يَـٰٓـأَيُّهَـا </text:span><text:span text:style-name="T9">۰</text:span><text:span text:style-name="T6">لذِينَ ءَامَنُوٓاْ أَوْفُواْ بِالْعُقُودِؐ </text:span><text:span text:style-name="T7">(1)</text:span><text:span text:style-name="T6"> ٱُحِلَّــتْ لَكُم بَهِيمَةُ </text:span><text:span text:style-name="T9">۴</text:span><text:span text:style-name="T6">لاَنْعَــٰمِ إِلاَّ مَا يُتْلۭيٰ عَلَيْكُمْ غَيْرَ مُحِلِّى </text:span><text:span text:style-name="T9">۱</text:span><text:span text:style-name="T6">لصَّيْدِ وَأَنتُمْ حُرُم٘ؐ اِنَّ </text:span><text:span text:style-name="T9">۰</text:span><text:span text:style-name="T6">للَّهَ يَحْكُمُ مَا يُرۣيدُؐ </text:span><text:span text:style-name="T7">(2)</text:span><text:span text:style-name="T6"> يَـٰٓأَيُّهَا </text:span><text:span text:style-name="T9">۰</text:span><text:span text:style-name="T6">لذِيـنَ ءَامَنُواْ لاَ تُحِلُّواْ شَعَــٰٓئِرَ </text:span><text:span text:style-name="T9">۰</text:span><text:span text:style-name="T6">للَّهِ وَلاَ </text:span><text:span text:style-name="T9">۰</text:span><text:span text:style-name="T6">لشَّهْرَ </text:span><text:span text:style-name="T9">۰</text:span><text:span text:style-name="T6">لْحَرَامَ وَلاَ </text:span><text:span text:style-name="T9">۰</text:span><text:span text:style-name="T6">لْهَدْيَ وَلاَ </text:span><text:span text:style-name="T9">۰</text:span><text:span text:style-name="T6">لْقَـلَئِدَ وَلآَ ءَآمِّينَ </text:span><text:span text:style-name="T9">۰</text:span><text:span text:style-name="T6">لْبَيْــتَ </text:span><text:span text:style-name="T9">۰</text:span><text:span text:style-name="T6">لْحَرَامَ يَبْتَغُونَ فَضْلًا مِّن رَّبِّهِمْ وَرۣضْوَ؛ناًؐ وَإِذَا حَلَلْتُمْ فَاصْطَادُواْؐ وَلاَ يَجْرۣمَنَّكُمْ شَنَـَٔانُ قَوْمٖ اَن صَدُّوكُمْ عَنِ </text:span><text:span text:style-name="T9">۱</text:span><text:span text:style-name="T6">ڤْمَسْجِدِ </text:span><text:span text:style-name="T9">۱</text:span><text:span text:style-name="T6">لْحَرَامِ أَن تَعْتَدُواْؐ وَتَعَاوَنُواْ عَلَي </text:span><text:span text:style-name="T9">۰</text:span><text:span text:style-name="T6">لْبِـرّۣ وَالتَّقْوۭيٰؐ وَلاَ تَعَـاوَنُـواْ عَلَي </text:span><text:span text:style-name="T9">۰</text:span><text:span text:style-name="T6">لِاثْـمِ وَالْعُـدْوَ؛نِؐ وَاتَّـقُـواْ </text:span><text:span text:style-name="T9">۴</text:span><text:span text:style-name="T6">للَّهَؐ إِنَّ </text:span><text:span text:style-name="T9">۰</text:span><text:span text:style-name="T6">للَّهَ شَدِيدُ </text:span><text:span text:style-name="T9">۴</text:span><text:span text:style-name="T6">لْعِقَابببِؐ </text:span><text:span text:style-name="T7">(3)</text:span><text:span text:style-name="T6"> ¥ حُرّۣمَــتْ عَلَيْكُمُ </text:span><text:span text:style-name="T9">۴</text:span><text:span text:style-name="T6">لْمَيْتَةُ وَالدَّمُ وَلَحْمُ </text:span><text:span text:style-name="T9">۴</text:span><text:span text:style-name="T6">لْخِنزۣيرۣ وَمَآ ٱُهِلَّ لِغَـيْرۣ </text:span><text:span text:style-name="T9">۱</text:span><text:span text:style-name="T6">للَّهِ بِهِ” وَاڤْمُنْخَـنِـقَـةُ وَالْمَـوْقُـوذَةُ وَالْمُتَرَدِّيَةُ وَاڤنَّطِيحَةُ وَمَآ أَكَلَ </text:span><text:span text:style-name="T9">۰</text:span><text:span text:style-name="T6">لسَّبُعُ إِلاَّ مَـا ذَكَّيْتُــمْ وَمَا ذُبِحَ عَلَي </text:span><text:span text:style-name="T9">۰</text:span><text:span text:style-name="T6">لنُّصُــبِ وَأَن تَسْتَقْسِمُواْ بِالاَزْچَــمِؐ ذَ؛لِــكُــمْ فِسْق٘ؐ </text:span><text:span text:style-name="T9">۱</text:span><text:span text:style-name="T6">لْيَـوْمَ يَئِـسَ </text:span><text:span text:style-name="T9">۰</text:span><text:span text:style-name="T6">لذِينَ كَفَرُواْ مِن دِينِكُمْؐ فَلاَ تَخْشَوْهُــمْ وَاخْشَوْنِؐ </text:span><text:span text:style-name="T9">۱</text:span><text:span text:style-name="T6">لْيَوْمَ أَكْمَلْــتُ لَكُمْ دِينَكُمْ وَأَتْمَمْــتُ عَلَيْكُمْ نِعْمَتِى وَرَضِـيـــتُ لَكُـمُ </text:span><text:span text:style-name="T9">۴</text:span><text:span text:style-name="T6">لِاسْچَـمَ دِينـاًؐ فَمَنُ </text:span><text:span text:style-name="T9">۶</text:span><text:span text:style-name="T6">ضْـطُــرَّ فِى مَخْمَصَـةٖ غَيْرَ مُتَجَانِـفٍ لِإِّثْـمٍ فَإِنَّ </text:span><text:span text:style-name="T9">۰</text:span><text:span text:style-name="T6">للَّهَ غَـفُـورٌ رَّحِـيـمٌؐ </text:span><text:span text:style-name="T7">(4)</text:span><text:span text:style-name="T6"> يَسْــَٔلُونَكَ مَاذَآ ٱُحِلَّ لَهُمْؐ قُلُ </text:span><text:span text:style-name="T9">۷</text:span><text:span text:style-name="T6">حِلَّ لَكُمُ </text:span><text:span text:style-name="T9">۴</text:span><text:span text:style-name="T6">لطَّيِّبَــٰــتُ وَمَــا عَلَّمْتُم مِّنَ </text:span><text:span text:style-name="T9">۰</text:span><text:span text:style-name="T6">لْجَوَارۣحِ مُكَلِّبِينَ تُعَلِّمُونَهُنَّ مِمَّا عَلَّمَكُمُ </text:span><text:span text:style-name="T9">۴</text:span><text:span text:style-name="T6">للَّهُؐ فَكُلُواْ مِمَّآ أَمْسَكْنَ عَلَيْكُمْ وَاذْكُرُواْ èسْمَ </text:span><text:span text:style-name="T9">۰</text:span><text:span text:style-name="T6">للَّهِ عَلَيْهِؐ وَاتَّقُواْ </text:span><text:span text:style-name="T9">۴</text:span><text:span text:style-name="T6">للَّهَؐ إِنَّ </text:span><text:span text:style-name="T9">۰</text:span><text:span text:style-name="T6">للَّهَ سَرۣيعُ </text:span><text:span text:style-name="T9">۴</text:span><text:span text:style-name="T6">لْحِـسَـابببِؐ </text:span><text:span text:style-name="T7">(5)</text:span><text:span text:style-name="T6"> </text:span><text:soft-page-break/><text:span text:style-name="T9">۱</text:span><text:span text:style-name="T6">لْيَـوْمَ ٱُحِـلَّ لَكُـمُ </text:span><text:span text:style-name="T9">۴</text:span><text:span text:style-name="T6">لطَّيِّبَــٰــتُ وَطَعَامُ </text:span><text:span text:style-name="T9">۴</text:span><text:span text:style-name="T6">لذِينَ ٱُوتُواْ </text:span><text:span text:style-name="T9">۴</text:span><text:span text:style-name="T6">لْكِتَــٰــبَ حِلٌّ لَّكُمْ وَطَعَامُكُمْ حِـلٌّ لَّهُــمْ وَاڤْمُحْصَنَــٰــتُ مِنَ </text:span><text:span text:style-name="T9">۰</text:span><text:span text:style-name="T6">لْمُومِنَــٰــتِ وَاڤْمُحْصَنَــٰــتُ مِنَ </text:span><text:span text:style-name="T9">۰</text:span><text:span text:style-name="T6">لـذِينَ ٱُوتُواْ </text:span><text:span text:style-name="T9">۴</text:span><text:span text:style-name="T6">لْكِتَــٰــبَ مِن قَـبْلِكُمُ; إِذَآ ءَاتَيْتُمُوهُنَّ ٱُجُورَهُنَّ مُحْصِنِيـنَ غَيْرَ مُسَـٰفِحِيـنَ وَلاَ مُتَّخِـذِىٓ أَخْدَانٍؐ وَمَنْ يَّكْفُرْ بِالِايمَـٰنِ فَقَدْ حَبِطَ عَمَلُهُ„ وَهُوَ فِى </text:span><text:span text:style-name="T9">۱</text:span><text:span text:style-name="T6">لاَخِرَةِ مِنَ </text:span><text:span text:style-name="T9">۰</text:span><text:span text:style-name="T6">لْخَــٰسِرۣينَؐ </text:span><text:span text:style-name="T7">(6)</text:span><text:span text:style-name="T6"> ® يَـٰٓأَيُّهَا </text:span><text:span text:style-name="T9">۰</text:span><text:span text:style-name="T6">لذِينَ ءَامَنُوٓاْ إِذَا قُمْتُـمُ; إِلَي </text:span><text:span text:style-name="T9">۰</text:span><text:span text:style-name="T6">لصَّلَــوٰةِ فَاغْسِلُواْ وُجُوهَكُمْ وَأَيْدِيَكُمُ; إِلَي </text:span><text:span text:style-name="T9">۰</text:span><text:span text:style-name="T6">لْمَرَافِقِ وَامْسَحُواْ بِرُءُوسِكُمْؐ وَأَرْجُلَكُمُ; إِلَي </text:span><text:span text:style-name="T9">۰</text:span><text:span text:style-name="T6">لْكَعْبَيْنِؐ وَإِن كُنتُمْ جُنُبــاً فَاطَّهَّرُواْؐ وَإِن كُنتُم مَّرْضۭيٰٓ أَوْ عَلَيٰ سَفَـر۫ اَوْ جَـآءَ احَدٌ مِّنكُم مِّنَ </text:span><text:span text:style-name="T9">۰</text:span><text:span text:style-name="T6">لْغَآئِطِ أَوْ چَمَسْتُمُ </text:span><text:span text:style-name="T9">۴</text:span><text:span text:style-name="T6">لنِّسَـآءَ فَلَمْ تَجِدُواْ مَآءً فَتَيَمَّمُواْ صَعِيداً طَيِّباً فَامْسَحُواْ بِوُجُوهِكُمْ وَأَيْدِيكُم مِّنْهُؐ مَا يُرۣيدُ </text:span><text:span text:style-name="T9">۴</text:span><text:span text:style-name="T6">للَّهُ لِيَجْعَلَ عَلَيْكُم مِّنْ حَرَجٍؐ وَچَكِنْ يُّرۣيــدُ لِيُطَهِّرَكُمْ وَلِيُتِمَّ نِعْمَتَهُ„ عَلَيْكُمْ لَعَلَّكُمْ تَشْكُرُونَؐ </text:span><text:span text:style-name="T7">(7)</text:span><text:span text:style-name="T6"> وَاذْكُرُواْ نِعْمَةَ </text:span><text:span text:style-name="T9">۰</text:span><text:span text:style-name="T6">للَّهِ عَلَيْكُمْ وَمِيثَــٰقَهُ </text:span><text:span text:style-name="T9">۴ﻟ﮲</text:span><text:span text:style-name="T6"> وَاثَقَكُم بِهِ“ إِذْ قُلْتُمْ سَمِعْنَا وَأَطَعْنَاؐ وَاتَّقُواْ </text:span><text:span text:style-name="T9">۴</text:span><text:span text:style-name="T6">للَّهَؐ إِنَّ </text:span><text:span text:style-name="T9">۰</text:span><text:span text:style-name="T6">للَّهَ عَلِيمٛ بِذَاتِ </text:span><text:span text:style-name="T9">۱</text:span><text:span text:style-name="T6">لصُّدُورۣؐ </text:span><text:span text:style-name="T7">(8)</text:span><text:span text:style-name="T6"> يَـٰٓـأَيُّهَا </text:span><text:span text:style-name="T9">۰</text:span><text:span text:style-name="T6">لذِينَ ءَامَنُواْ كُونُواْ قَوَّ؛مِينَ لِلهِ شُهَـدَآءَ بِالْقِـسْـطِؐ وَلاَ يَجْرۣمَـنَّــكُمْ شَنَـــَٔانُ قَــوْمٖ عَلَـيٰٓ أَلاَّ تَعْدِلُواْؐ èعْدِلُواْ هُوَ أَقْـرَبببُ لِلتَّقْوۭيٰؐ وَاتَّقُـواْ </text:span><text:span text:style-name="T9">۴</text:span><text:span text:style-name="T6">للَّهَؐ إِنَّ </text:span><text:span text:style-name="T9">۰</text:span><text:span text:style-name="T6">للَّهَ خَبِيرٛ بِمَــا تَعْمَلُونَؐ </text:span><text:span text:style-name="T7">(9)</text:span><text:span text:style-name="T6"> وَعَدَ </text:span><text:span text:style-name="T9">۰</text:span><text:span text:style-name="T6">للَّهُ </text:span><text:span text:style-name="T9">۴</text:span><text:span text:style-name="T6">لذِينَ ءَامَنُواْ وَعَمِلُواْ </text:span><text:span text:style-name="T9">۴</text:span><text:span text:style-name="T6">ڤصَّـٰڤِحَـٰــتِ لَهُم مَّغْفِرَةٌ وَأَجْر٘ عَظِيمٌؐ </text:span><text:span text:style-name="T7">(10)</text:span><text:span text:style-name="T6"> وَالذِينَ كَفَرُواْ وَكَذَّبُواْ بِـَٔايَــٰتِنَآ ٱُوْلَئِكَ أَصْحَــٰــبُ </text:span><text:span text:style-name="T9">۴</text:span><text:span text:style-name="T6">لْجَحِيمِؐ </text:span><text:span text:style-name="T7">(11)</text:span><text:span text:style-name="T6"> يَـٰٓأَيُّهَا </text:span><text:span text:style-name="T9">۰</text:span><text:span text:style-name="T6">لذِينَ ءَامَنُواْ </text:span><text:span text:style-name="T9">۶</text:span><text:span text:style-name="T6">ذْكُرُواْ </text:span><text:soft-page-break/><text:span text:style-name="T6">نِعْمَــتَ </text:span><text:span text:style-name="T9">۰</text:span><text:span text:style-name="T6">للَّهِ عَلَيْكُمُ; إِذْ هَمَّ قَوْم٘ اَنْ يَّـبْسُطُوٓاْ إِلَيْكُمُ; أَيْدِيَهُمْ فَكَفَّ أَيْدِيَهُمْ عَنكُمْؐ وَاتَّقُواْ </text:span><text:span text:style-name="T9">۴</text:span><text:span text:style-name="T6">للَّهَؐ وَعَلَي </text:span><text:span text:style-name="T9">۰</text:span><text:span text:style-name="T6">للَّهِ فَلْيَتَوَكَّلِ </text:span><text:span text:style-name="T9">۱</text:span><text:span text:style-name="T6">لْمُومِنُونَؐ </text:span><text:span text:style-name="T7">(12)</text:span><text:span text:style-name="T6"> © وَلَقَدَ اَخَذَ </text:span><text:span text:style-name="T9">۰</text:span><text:span text:style-name="T6">للَّهُ مِيثَـٰقَ بَنِىٓ إِسْرَآءِيلَ وَبَعَثْنَا مِنْهُمُ èثْنَىْ عَشَرَ نَقِيبـاًؐ وَقَالَ </text:span><text:span text:style-name="T9">۰</text:span><text:span text:style-name="T6">للَّهُ إِنِّى مَعَكُمْؐ لَـئِـنَ اَقَمْتُمُ </text:span><text:span text:style-name="T9">۴</text:span><text:span text:style-name="T6">لصَّلَوٰةَ وَءَاتَيْتُمُ </text:span><text:span text:style-name="T9">۴</text:span><text:span text:style-name="T6">لزَّكَوٰةَ وَءَامَنتُم بِرُسُلِى وَعَزَّرْتُمُوهُمْ وَأَقْرَضْتُمُ </text:span><text:span text:style-name="T9">۴</text:span><text:span text:style-name="T6">للَّهَ قَرْضاٗ حَسَناً لُءَّكَفِّرَنَّ عَنكُمْ سَيِّــَٔاتِكُمْ وَلُءَدْخِلَنَّكُمْ جَنَّــٰــتٍ تَجْرۣى مِـن تَحْتِهَا </text:span><text:span text:style-name="T9">۰</text:span><text:span text:style-name="T6">لاَنْهَـٰـرُؐ فَمَن كَفَـرَ بَـعْـدَ ذَ؛لِـكَ مِنكُمْ فَقَد ضَّلَّ سَوَآءَ </text:span><text:span text:style-name="T9">۰</text:span><text:span text:style-name="T6">لسَّبِيلِؐ </text:span><text:span text:style-name="T7">(13)</text:span><text:span text:style-name="T6"> فَبِمَا نَقْضِهِم مِّيثَــٰقَهُمْ لَعَنَّــٰهُمْ وَجَعَلْنَا قُلُوبَهُمْ قَــٰسِيَـةً يُحَـرّۣفُونَ </text:span><text:span text:style-name="T9">۰</text:span><text:span text:style-name="T6">لْكَلِـمَ عَن مَّوَاضِعِهِ” وَنَسُـواْ حَظّـاً مِّمَّــا ذُكِّـرُواْ بِهِؐ” وَلاَ تَــزَالُ تَطَّلِعُ عَلَيٰ خَآئِنَةٍ مِّنْهُمُ; إِلاَّ قَلِيلًا مِّنْهُــمْؐ فَاعْــفُ عَنْهُمْ وَاصْفَحِؐ اِنَّ </text:span><text:span text:style-name="T9">۰</text:span><text:span text:style-name="T6">للَّهَ يُحِــبُّ </text:span><text:span text:style-name="T9">۴</text:span><text:span text:style-name="T6">ڤْمُحْسِنِينَؐ </text:span><text:span text:style-name="T7">(14)</text:span><text:span text:style-name="T6"> وَمِـنَ </text:span><text:span text:style-name="T9">۰</text:span><text:span text:style-name="T6">لذِيـنَ قَالُوٓاْ إِنَّــا نَصَـٰرۭيٰٓ أَخَذْنَا مِيثَــٰقَهُمْ فَنَسُواْ حَظّاً مِّمَّــا ذُكِّرُواْ بِهِ” فَأَغْرَيْنَا بَيْنَهُمُ </text:span><text:span text:style-name="T9">۴</text:span><text:span text:style-name="T6">لْعَدَ؛وَةَ وَالْبَغْضَآءَ اۭلَيٰ يَوْمِ </text:span><text:span text:style-name="T9">۱</text:span><text:span text:style-name="T6">لْقِيَــٰمَةِؐ وَسَوْفَ يُنَبِّيؖهُمُ </text:span><text:span text:style-name="T9">۴</text:span><text:span text:style-name="T6">للَّهُ بِمَاكَانُواْ يَصْنَعُونَؐ </text:span><text:span text:style-name="T7">(15)</text:span><text:span text:style-name="T6"> يَـٰٓأَهْلَ </text:span><text:span text:style-name="T9">۰</text:span><text:span text:style-name="T6">لْكِتَــٰــبِ قَدْ جَآءَكُمْ رَسُولُنَـا يُبَيِّنُ لَكُمْ كَثِيراً مِّمَّا كُنتُمْ تُخْفُونَ مِنَ </text:span><text:span text:style-name="T9">۰</text:span><text:span text:style-name="T6">لْكِتَــٰــبِ وَيَعْفُواْ عَن كَثِيرٍؐ </text:span><text:span text:style-name="T7">(16)</text:span><text:span text:style-name="T6"> قَدْ جَآءَكُم مِّنَ </text:span><text:span text:style-name="T9">۰</text:span><text:span text:style-name="T6">للَّهِ نُورٌ وَكِتَــٰــبٌ مُّبِينٌ </text:span><text:span text:style-name="T7">(17)</text:span><text:span text:style-name="T6"> يَهْدِى بِهِ </text:span><text:span text:style-name="T9">۱</text:span><text:span text:style-name="T6">للَّهُ مَـنِ 'تَّبَعَ رۣضْوَ؛نَهُ„ سُبُلَ </text:span><text:span text:style-name="T9">۰</text:span><text:span text:style-name="T6">لسَّچَمِؐ وَيُخْرۣجُـهُم مِّنَ </text:span><text:span text:style-name="T9">۰</text:span><text:span text:style-name="T6">لظُّلُمَــٰــتِ إِلَي </text:span><text:span text:style-name="T9">۰</text:span><text:span text:style-name="T6">لنُّورۣ بِإِذْنِهِؐ” وَيَهْدِيهِمُ; إِلَيٰ صِرَ؛طٍ مُّسْتَقِيمٍؐ </text:span><text:span text:style-name="T7">(18)</text:span><text:span text:style-name="T6"> ® لَّقَدْ كَفَـرَ </text:span><text:span text:style-name="T9">۰</text:span><text:span text:style-name="T6">لذِيـنَ قَالُوٓاْ إِنَّ </text:span><text:span text:style-name="T9">۰</text:span><text:span text:style-name="T6">للَّهَ هُوَ </text:span><text:span text:style-name="T9">۰</text:span><text:span text:style-name="T6">لْمَسِيحُ èبْنُ مَرْيَمَؐ قُـلْ فَمَنْ يَّمْلِــكُ مِنَ </text:span><text:span text:style-name="T9">۰</text:span><text:span text:style-name="T6">للَّهِ شَيْـــٔاٗ اِنَ اَرَادَ أَنْ يُّهْلِــكَ </text:span><text:span text:style-name="T9">۰</text:span><text:span text:style-name="T6">ڤْمَسِيحَ "بْنَ </text:span><text:soft-page-break/><text:span text:style-name="T6">مَرْيَــمَ وَٱُمَّهُ„ وَمَن فِى </text:span><text:span text:style-name="T9">۱</text:span><text:span text:style-name="T6">لاَرْضِ جَمِيعـاًؐ وَلِلهِ مُلْــكُ </text:span><text:span text:style-name="T9">۴</text:span><text:span text:style-name="T6">لسَّمَــٰوَ؛تتتِ وَالاَرْضِ وَمَا بَيْنَهُمَاؐ يَخْلُـقُ مَا يَشَآءُؐ وَاللَّهُ عَلَيٰ كُلِّ شَيْءٍ قَدِيــرٌؐ </text:span><text:span text:style-name="T7">(19)</text:span><text:span text:style-name="T6"> وَقَالَــتِ </text:span><text:span text:style-name="T9">۱</text:span><text:span text:style-name="T6">لْيَهُودُ وَالنَّصَــٰرۭيٰ نَحْـنُ أَبْنَــٰٓؤُاْ </text:span><text:span text:style-name="T9">۴</text:span><text:span text:style-name="T6">للَّهِ وَأَحِبَّـٰٓؤُهُؐ, قُلْ فَلِمَ يُعَذِّبُكُم بِذُنُوبِكُمؐ بَلَ اَنتُم بَشَرٌ مِّمَّـنْ خَلَقَؐ يَغْفِرُ لِمَنْ يَّشَآءُ وَيُعَذِّبببُ مَـنْ يَّشَآءُؐ وَلِلهِ مُلْكُ </text:span><text:span text:style-name="T9">۴</text:span><text:span text:style-name="T6">لسَّمَـٰوَ؛تتتِ وَالاَرْضِ وَمَا بَيْنَهُمَـاؐ وَإِلَيْهِ </text:span><text:span text:style-name="T9">۱</text:span><text:span text:style-name="T6">لْمَصِيرُؐ </text:span><text:span text:style-name="T7">(20)</text:span><text:span text:style-name="T6"> يَـٰٓأَهْلَ </text:span><text:span text:style-name="T9">۰</text:span><text:span text:style-name="T6">لْكِتَــٰــبِ قَدْ جَآءَكُمْ رَسُولُنَا يُبَيِّنُ لَكُمْ عَلَيٰ فَتْرَةٍ مِّنَ </text:span><text:span text:style-name="T9">۰</text:span><text:span text:style-name="T6">لرُّسُلِ أَن تَقُولُواْ مَا جَآءَنَــا مِنۢ بَشِيرٍ وَلاَ نَذِيرٍ فَقَدْ جَآءَكُم بَشِيرٌ وَنَذِيرٌؐ وَاللَّهُ عَلَيٰ كُلِّ شَيْءٍ قَدِيرٌؐ </text:span><text:span text:style-name="T7">(21)</text:span><text:span text:style-name="T6"> وَإِذْ قَالَ مُوسۭيٰ لِقَوْمِهِ” يَــٰقَوْمِ </text:span><text:span text:style-name="T9">۹</text:span><text:span text:style-name="T6">ذْكُرُواْ نِعْمَةَ </text:span><text:span text:style-name="T9">۰</text:span><text:span text:style-name="T6">للَّهِ عَلَيْكُمُ; إِذْ جَعَلَ فِيكُمُ; أَنۢبِيؕـآءَ وَجَعَلَكُم مُّلُوكـاًؐ وَءَاتۭيٰكُم مَّا لَمْ يُوتتتِ أَحَداً مِّنَ </text:span><text:span text:style-name="T9">۰</text:span><text:span text:style-name="T6">لْعَــٰلَمِينَؐ </text:span><text:span text:style-name="T7">(22)</text:span><text:span text:style-name="T6"> يَــٰقَوْمِ </text:span><text:span text:style-name="T9">۹</text:span><text:span text:style-name="T6">دْخُلُواْ </text:span><text:span text:style-name="T9">۴</text:span><text:span text:style-name="T6">لاَرْضَ </text:span><text:span text:style-name="T9">۰</text:span><text:span text:style-name="T6">لْمُقَدَّسَةَ </text:span><text:span text:style-name="T9">۰</text:span><text:span text:style-name="T6">لتِى كَتَــــبَ </text:span><text:span text:style-name="T9">۰</text:span><text:span text:style-name="T6">للَّهُ لَــكُمْؐ وَلاَ تَرْتَدُّواْ عَلَيٰٓ أَدْبۭـٰرۣكُمْ فَتَنقَــلِبُـواْ خَـــٰسِرۣيـنَؐ </text:span><text:span text:style-name="T7">(23)</text:span><text:span text:style-name="T6"> قَــالُواْ يَــٰمُوسۭيٰٓ إِنَّ فِيهَا قَوْمـاً جَبّۭارۣينَؐ وَإِنَّا لَن نَّدْخُلَهَـا حَتَّـيٰ يَخْرُجُواْ مِنْهَــاؐ فَإِنْ يَّخْرُجُواْ مِنْـهَـا فَإِنَّا دَ؛خِلُـونَؐ </text:span><text:span text:style-name="T7">(24)</text:span><text:span text:style-name="T6"> ¤ قَالَ رَجُچَنِ مِنَ </text:span><text:span text:style-name="T9">۰</text:span><text:span text:style-name="T6">لذِينَ يَخَافُونَ أَنْعَمَ </text:span><text:span text:style-name="T9">۰</text:span><text:span text:style-name="T6">للَّهُ عَلَيْهِمَا </text:span><text:span text:style-name="T9">۸</text:span><text:span text:style-name="T6">دْخُلُواْ عَلَيْهِمُ </text:span><text:span text:style-name="T9">۴</text:span><text:span text:style-name="T6">لْبَابببَؐ فَإِذَا دَخَلْتُمُوهُ فَإِنَّكُمْ غَـٰلِبُونَؐ وَعَلَي </text:span><text:span text:style-name="T9">۰</text:span><text:span text:style-name="T6">للَّهِ فَتَوَكَّلُوٓاْ إِن كُنتُــم مُّومِنِيـنَؐ </text:span><text:span text:style-name="T7">(25)</text:span><text:span text:style-name="T6"> قَــالُواْ يَــٰمُوسۭيٰٓ إِنَّـا لَن نَّدْخُلَهَآ أَبَداً مَّـا دَامُواْ فِيهَا فَاذْهَــبَ اَنتَ وَرَبُّكَ فَقَــٰتِلآَ إِنَّا هَــٰهُنَا قَــٰعِدُونَؐ </text:span><text:span text:style-name="T7">(26)</text:span><text:span text:style-name="T6"> قَالَ رَبِّ إِنِّى لآَ أَمْلِكُ إِلاَّ نَفْسِىؐ وَأَخِىؐ فَافْرُقْ بَيْنَنَـا وَبَيْنَ </text:span><text:span text:style-name="T9">۰</text:span><text:span text:style-name="T6">لْقَوْمِ </text:span><text:span text:style-name="T9">۱</text:span><text:span text:style-name="T6">لْفَــٰسِقِيـنَؐ </text:span><text:span text:style-name="T7">(27)</text:span><text:span text:style-name="T6"> قَالَ فَإِنَّهَا مُحَـرَّمَة٘ عَلَيْهِمُؐ; أَرْبَعِينَ سَنَةً </text:span><text:soft-page-break/><text:span text:style-name="T6">يَتِيهُـونَ فِى </text:span><text:span text:style-name="T9">۱</text:span><text:span text:style-name="T6">لاَرْضِؐ فَلاَ تَاسَ عَلَي </text:span><text:span text:style-name="T9">۰</text:span><text:span text:style-name="T6">لْقَوْمِ </text:span><text:span text:style-name="T9">۱</text:span><text:span text:style-name="T6">لْفَــٰسِقِينَؐ </text:span><text:span text:style-name="T7">(28)</text:span><text:span text:style-name="T6"> وَاتْلُ عَلَيْهِــمْ نَبَأَ "بْنَيَ —ادَمَ بِالْحَقِّ إِذْ قَرَّبَــا قُرْبَاناً فَتُقُبِّلَ مِنَ اَحَدِهِمَا وَلَمْ يُتَقَبَّلْ مِنَ </text:span><text:span text:style-name="T9">۰</text:span><text:span text:style-name="T6">لاَخَرۣؐ قَالَ لَأَقْتُلَنَّــكَؐ قَالَ إِنَّمَا يَتَقَبَّلُ </text:span><text:span text:style-name="T9">۴</text:span><text:span text:style-name="T6">للَّهُ مِنَ </text:span><text:span text:style-name="T9">۰</text:span><text:span text:style-name="T6">لْمُتَّقِينَؐ </text:span><text:span text:style-name="T7">(29)</text:span><text:span text:style-name="T6"> لَـئِنۢ بَسَطْــتَّ إِلَيَّ يَدَكَ لِتَقْتُـلَنِى مَـآ أَنَــا بِبَاسِطٍ يَدِيَ إِلَيْــكَ لَأِقْتُلَــكَؐ إِنِّيَ أَخَافُ </text:span><text:span text:style-name="T9">۴</text:span><text:span text:style-name="T6">للَّهَ رَبَّ </text:span><text:span text:style-name="T9">۰</text:span><text:span text:style-name="T6">لْعَــٰلَمِينَؐ </text:span><text:span text:style-name="T7">(30)</text:span><text:span text:style-name="T6"> إِنِّيَ ٱُرۣيدُ أَن تَبُوٓأَ بِإِثْمِى وَإِثْمِــكَ فَتَكُونَ مِنَ اَصْحَــٰــبِ </text:span><text:span text:style-name="T9">۱</text:span><text:span text:style-name="T6">لنّۭارۣؐ وَذَ؛لِكَ جَزَ×ؤُاْ </text:span><text:span text:style-name="T9">۴</text:span><text:span text:style-name="T6">لظَّـٰلِمِــيـنَؐ </text:span><text:span text:style-name="T7">(31)</text:span><text:span text:style-name="T6"> فَطَوَّعَــــتْ لَــهُ„ نَفْسُــهُ„ قَتْلَ أَخِيـهِ فَقَتَــلَــهُ„ فَأَصْبَحَ مِـنَ </text:span><text:span text:style-name="T9">۰</text:span><text:span text:style-name="T6">لْخَــٰسِرۣيـنَؐ </text:span><text:span text:style-name="T7">(32)</text:span><text:span text:style-name="T6"> فَبَعَــــثَ </text:span><text:span text:style-name="T9">۰</text:span><text:span text:style-name="T6">للَّهُ غُرَابــاً يَبْحَــــثُ فِى </text:span><text:span text:style-name="T9">۱</text:span><text:span text:style-name="T6">لاَرْضِ لِيُرۣيَــهُ„ كَيْــفَ يُوَ؛رۣى سَوْءَةَ أَخِيهِؐ قَــالَ يَـٰوَيْلَتۭيٰٓ أَعَجَزْتتتُ أَنَ اَكُونَ مِثْلَ هَـٰذَا </text:span><text:span text:style-name="T9">۰</text:span><text:span text:style-name="T6">لْغُرَابببِ فَٱُوَ؛رۣيَ سَوْءَةَ أَخِى فَأَصْبَحَ مِنَ </text:span><text:span text:style-name="T9">۰</text:span><text:span text:style-name="T6">لنَّــٰدِمِينَ </text:span><text:span text:style-name="T7">(33)</text:span><text:span text:style-name="T6"> مِنَ اَجْلِ ذَ؛لِكَؐ كَتَبْنَـا عَلَيٰ بَنِىٓ إِسْرَآءِيلَ أَنَّهُ„ مَن قَتَلَ نَفْساَۢ بِغَيْـرۣ نَفْسٖ اَوْ فَسَادٍ فِى </text:span><text:span text:style-name="T9">۱</text:span><text:span text:style-name="T6">لاَرْضِ فَكَأَنَّمَا قَتَلَ </text:span><text:span text:style-name="T9">۰</text:span><text:span text:style-name="T6">لنَّاسَ جَمِيعـاًؐ وَمَنَ اَحْيۭاهَــا فَكَأَنَّمَآ أَحْيَــا </text:span><text:span text:style-name="T9">۰</text:span><text:span text:style-name="T6">لنَّاسَ جَمِيعاًؐ ® وَلَقَدْ جَآءَتْهُمْ رُسُلُنَـا بِالْبَيِّنَــٰــتِ ثُـمَّ إِنَّ كَثِيراً مِّنْهُم بَعْدَ ذَ؛لِــكَ فِى </text:span><text:span text:style-name="T9">۱</text:span><text:span text:style-name="T6">لاَرْضِ لَمُسْرۣفُــونَؐ </text:span><text:span text:style-name="T7">(34)</text:span><text:span text:style-name="T6"> إِنَّــمَــا جَزَ×ؤُاْ </text:span><text:span text:style-name="T9">۴</text:span><text:span text:style-name="T6">لذِينَ يُحَارۣبُونَ </text:span><text:span text:style-name="T9">۰</text:span><text:span text:style-name="T6">للَّهَ وَرَسُولَهُ„ وَيَسْعَوْنَ فِى </text:span><text:span text:style-name="T9">۱</text:span><text:span text:style-name="T6">لاَرْضِ فَسَــاداٗ اَنْ يُّقَــتَّــلُــوٓاْ أَوْ يُصَــلَّبُــوٓاْ أَوْ تُقَطَّــعَ أَيْدِيهِــــمْ وَأَرْجُلُهُم مِّنْ خِچَفٖ اَوْ يُنفَوْاْ مِنَ </text:span><text:span text:style-name="T9">۰</text:span><text:span text:style-name="T6">لاَرْضِؐ ذَ؛لِــكَ لَهُــمْ خِزْيٌ فِى </text:span><text:span text:style-name="T9">۱</text:span><text:span text:style-name="T6">لدُّنْيۭـاؐ وَلَهُــمْ فِى </text:span><text:span text:style-name="T9">۱</text:span><text:span text:style-name="T6">لاَخِرَةِ عَــذَاب٘ عَظِيــم٘ </text:span><text:span text:style-name="T7">(35)</text:span><text:span text:style-name="T6"> اِلاَّ </text:span><text:span text:style-name="T9">۰</text:span><text:span text:style-name="T6">لذِينَ تَابُواْ مِن قَــبْـلِ أَن تَقْدِرُواْ عَلَيْهِمْ فَاعْلَمُوٓاْ أَنَّ </text:span><text:span text:style-name="T9">۰</text:span><text:span text:style-name="T6">للَّــهَ غَفُورٌ رَّحِيمٌؐ </text:span><text:span text:style-name="T7">(36)</text:span><text:span text:style-name="T6"> يَـٰٓأَيُّهَــا </text:span><text:span text:style-name="T9">۰</text:span><text:span text:style-name="T6">لذِينَ ءَامَنُواْ èتَّقُواْ </text:span><text:span text:style-name="T9">۴</text:span><text:span text:style-name="T6">للَّهَ وَابْتَغُوٓاْ إِلَيْهِ </text:span><text:span text:style-name="T9">۱</text:span><text:span text:style-name="T6">لْوَسِيلَةَ وَجَــٰهِدُواْ فِى </text:span><text:soft-page-break/><text:span text:style-name="T6">سَبِيـلِــهِ” لَعَلَّــكُــمْ تُفْلِحُـونَؐ </text:span><text:span text:style-name="T7">(37)</text:span><text:span text:style-name="T6"> إِنَّ </text:span><text:span text:style-name="T9">۰</text:span><text:span text:style-name="T6">لذِيـنَ كَـفَــرُواْ لَوَ اَنَّ لَهُــم مَّــا فِى </text:span><text:span text:style-name="T9">۱</text:span><text:span text:style-name="T6">لاَرْضِ جَمِيعــاً وَمِثْلَهُ„ مَعَهُ„ لِيَفْتَدُواْ بِهِ” مِـنْ عَـذَابببِ يَــوْمِ </text:span><text:span text:style-name="T9">۱</text:span><text:span text:style-name="T6">لْقِيَــٰـمَةِ مَــا تُقُبِّلَ مِنْهُمْؐ وَلَهُمْ عَذَاببب٘ اَلِيــمٌؐ </text:span><text:span text:style-name="T7">(38)</text:span><text:span text:style-name="T6"> يُرۣيدُونَ أَنْ يَّخْــرُجُــواْ مِنَ </text:span><text:span text:style-name="T9">۰</text:span><text:span text:style-name="T6">لنّۭارۣ وَمَـا هُم بِخَــٰرۣجِينَ مِنْهَـاؐ وَلَهُمْ عَذَابٌ مُّقِيمٌؐ </text:span><text:span text:style-name="T7">(39) </text:span><text:span text:style-name="T6">وَالسَّارۣقُ وَالسَّارۣقَةُ فَاقْطَعُوٓاْ أَيْدِيَهُمَا جَزَآءَۢ بِمَا كَسَبَــا نَكَــٰلًا مِّـنَ </text:span><text:span text:style-name="T9">۰</text:span><text:span text:style-name="T6">للَّهِؐ وَاللَّهُ عَزۣيز٘ حَكِيــمٌؐ </text:span><text:span text:style-name="T7">(40)</text:span><text:span text:style-name="T6"> فَمَـن تَابَ مِـنۢ بَــعْــدِ ظُلْمِهِ” وَأَصْــلَحَ فَــإِنَّ </text:span><text:span text:style-name="T9">۰</text:span><text:span text:style-name="T6">للَّهَ يَتُـوبببُ عَلَــيْــهِؐ إِنَّ </text:span><text:span text:style-name="T9">۰</text:span><text:span text:style-name="T6">للَّــهَ غَفُــورٌ رَّحِيم٘ؐ </text:span><text:span text:style-name="T7">(41)</text:span><text:span text:style-name="T6"> اَلَمْ تَعْلَمَ اَنَّ </text:span><text:span text:style-name="T9">۰</text:span><text:span text:style-name="T6">للَّهَ لَهُ„ مُلْــكُ </text:span><text:span text:style-name="T9">۴</text:span><text:span text:style-name="T6">لسَّمَــٰوَ؛تِ وَالاَرْضِؐ يُعَذِّبببُ مَـنْ يَّشَـآءُ وَيَغْفِرُ لِمَنْ يَّشَــآءُؐ وَاللَّهُ عَلَيٰ كُلِّ شَيْءٍ قَدِيرٌؐ </text:span><text:span text:style-name="T7">(42)</text:span><text:span text:style-name="T6"> © يَـٰٓأَيُّهَـا </text:span><text:span text:style-name="T9">۰</text:span><text:span text:style-name="T6">لرَّسُولُ لاَ يُحْزۣنــكَ </text:span><text:span text:style-name="T9">۰</text:span><text:span text:style-name="T6">لذِينَ يُسَــٰرۣعُونَ فِى </text:span><text:span text:style-name="T9">۱</text:span><text:span text:style-name="T6">لْكُفْرۣ مِنَ </text:span><text:span text:style-name="T9">۰</text:span><text:span text:style-name="T6">لذِينَ قَالُـوٓاْ ءَامَنَّـا بِأَفْـوَ؛هِــهِــمْ وَلَمْ تُومِـن قُلُوبُهُـمْؐ وَمِنَ </text:span><text:span text:style-name="T9">۰</text:span><text:span text:style-name="T6">لذِيـنَ هَــادُواْ سَمَّــٰـعُــونَ لِلْكَذِبببِ سَمَّــٰعُــونَ لِقَوْمٖ —اخَرۣيـنَ لَمْ يَاتُوكَؐ يُحَرّۣفُــونَ </text:span><text:span text:style-name="T9">۰</text:span><text:span text:style-name="T6">لْكَــلِــمَ مِـنۢ بَعْدِ مَوَاضِعِــهِ” يَقُولُــونَ إِنُ </text:span><text:span text:style-name="T9">۷</text:span><text:span text:style-name="T6">وتِيتُــمْ هَــٰـذَا فَخُــذُوهُ وَإِن لَّــمْ تُــوتَــوْهُ فَاحْــذَرُواْؐ وَمَـنْ يُّــرۣدِ </text:span><text:span text:style-name="T9">۱</text:span><text:span text:style-name="T6">للَّــهُ فِــتْــنَــتَــهُ„ فَلَـن تَــمْـلِــكَ لَــهُ„ مِـنَ </text:span><text:span text:style-name="T9">۰</text:span><text:span text:style-name="T6">للَّهِ شَــيْـــٔاٗؐ </text:span><text:span text:style-name="T9">۷</text:span><text:span text:style-name="T6">وْلَئِـــكَ </text:span><text:span text:style-name="T9">۰</text:span><text:span text:style-name="T6">لذِينَ لَمْ يُرۣدِ </text:span><text:span text:style-name="T9">۱</text:span><text:span text:style-name="T6">للَّهُ أَنْ يُّطَــهِّــرَ قُلُوبَــهُــمْؐ لَــهُــمْ فِى </text:span><text:span text:style-name="T9">۱</text:span><text:span text:style-name="T6">لدُّنْـيۭــا خِـزْيٌؐ وَلَــهُـمْ فِى </text:span><text:span text:style-name="T9">۱</text:span><text:span text:style-name="T6">لاَخِــرَةِ عَــذَاب٘ عَظِــيــمٌؐ </text:span><text:span text:style-name="T7">(43)</text:span><text:span text:style-name="T6"> سَمَّـــٰعُــونَ لِلْكَذِبببِ أَكَّــٰلُـونَ ڤِڤسُّحْــــتِؐ فَــإِن جَآءُوكككَ فَاحْكُــم بَيْنَهُمُ; أَوَ اَعْرۣضْ عَنْهُـمْؐ وَإِن تُعْـرۣضْ عَنْهُـمْ فَلَـنْ يَّضُرُّوكككَ شَيْـــٔاًؐ وَإِنْ حَكَمْــــتَ فَاحْكُـم بَيْنَهُــم بِالْقِسْـطِؐ إِنَّ </text:span><text:span text:style-name="T9">۰</text:span><text:span text:style-name="T6">للَّهَ يُحِــبُّ </text:span><text:span text:style-name="T9">۴</text:span><text:span text:style-name="T6">لْمُقْسِطِينَؐ </text:span><text:span text:style-name="T7">(44)</text:span><text:span text:style-name="T6"> وَكَيْفَ </text:span><text:soft-page-break/><text:span text:style-name="T6">يُحَكِّمُونَــكَ وَعِندَهُمُ </text:span><text:span text:style-name="T9">۴</text:span><text:span text:style-name="T6">لتَّوْرۭيٰةُ فِيهَا حُكْمُ </text:span><text:span text:style-name="T9">۴</text:span><text:span text:style-name="T6">للَّهِ ثُمَّ يَتَوَلَّوْنَ مِنۢ بَعْدِ ذَ؛لِكَؐ وَمَــآ ٱُوْلَئِكَ بِالْمُومِنِينَؐ </text:span><text:span text:style-name="T7">(45)</text:span><text:span text:style-name="T6"> إِنَّآ أَنزَلْنَا </text:span><text:span text:style-name="T9">۰</text:span><text:span text:style-name="T6">لتَّوْرۭيٰةَ فِيهَا هُديً وَنُورٌ يَحْكُمُ بِهَـا </text:span><text:span text:style-name="T9">۰</text:span><text:span text:style-name="T6">لنَّبِيٓــُٔونَ </text:span><text:span text:style-name="T9">۰</text:span><text:span text:style-name="T6">لذِيـنَ أَسْلَمُـواْ لِلذِينَ هَـادُواْ وَالرَّبَّـــٰنِيُّـونَ وَالاَحْبَارُ بِمَا </text:span><text:span text:style-name="T9">۸</text:span><text:span text:style-name="T6">سْتُحْفِظُواْ مِن كِتَــٰــبِ </text:span><text:span text:style-name="T9">۱</text:span><text:span text:style-name="T6">للَّهِ وَكَانُواْ عَلَيْهِ شُهَدَآءَؐ فَلاَ تَخْشَـوُاْ </text:span><text:span text:style-name="T9">۴</text:span><text:span text:style-name="T6">لنَّاسَ وَاخْشَـوْنِؐ وَلاَ تَشْتَــرُواْ بِـَٔايَــٰتِى ثَمَنـاً قَلِيلًؐا وَمَن لَّمْ يَحْكُم بِمَـآ أَنزَلَ </text:span><text:span text:style-name="T9">۰</text:span><text:span text:style-name="T6">للَّهُ فَٱُوْلَئِكَ هُمُ </text:span><text:span text:style-name="T9">۴</text:span><text:span text:style-name="T6">لْكَــٰفِرُونَؐ </text:span><text:span text:style-name="T7">(46)</text:span><text:span text:style-name="T6"> ® وَكَتَبْنَـا عَلَيْهِمْ فِيهَآ أَنَّ </text:span><text:span text:style-name="T9">۰</text:span><text:span text:style-name="T6">لنَّفْـسَ بِالنَّفْسِ وَالْعَيْـنَ بِالْعَيْـنِ وَالاَنـفَ بِالاَنـفِ وَالاُذْنَ بِالاُذْنِ وَالسِّنَّ بِالسِّنِّ وَالْجُرُوحَ قِصَاصٌؐ فَمَن تَصَدَّقَ بِهِ” فَهُوَ كَفَّارَةٌ لَّـهُؐ, وَمَن لَّمْ يَحْكُم بِمَآ أَنزَلَ </text:span><text:span text:style-name="T9">۰</text:span><text:span text:style-name="T6">للَّهُ فَٱُوْلَئِــكَ هُمُ </text:span><text:span text:style-name="T9">۴</text:span><text:span text:style-name="T6">لظَّـٰلِمُونَؐ </text:span><text:span text:style-name="T7">(47)</text:span><text:span text:style-name="T6"> وَقَفَّيْنَا عَلَـيٰٓ ءَاثۭـٰرۣهِم بِعِيسَي "بْنِ مَرْيَمَ مُصَدِّقاً لِّمَا بَيْنَ يَدَيْهِ مِنَ </text:span><text:span text:style-name="T9">۰</text:span><text:span text:style-name="T6">لتَّوْرۭيٰةِؐ وَءَاتَيْنَــٰهُ </text:span><text:span text:style-name="T9">۴</text:span><text:span text:style-name="T6">لِانجِيـلَ فِيهِ هُديً وَنُورٌ وَمُصَدِّقاً لِّمَـا بَيْـنَ يَدَيْهِ مِـنَ </text:span><text:span text:style-name="T9">۰</text:span><text:span text:style-name="T6">لتَّوْرۭيٰـةِ وَهُـديً وَمَوْعِـظَـةً لِّلْمُتَّقِيـنَؐ </text:span><text:span text:style-name="T7">(48) </text:span><text:span text:style-name="T6">وَڤْيَحْكُمَ اَهْـلُ </text:span><text:span text:style-name="T9">۴</text:span><text:span text:style-name="T6">لِانجِيلِ بِمَآ أَنزَلَ </text:span><text:span text:style-name="T9">۰</text:span><text:span text:style-name="T6">للَّهُ فِيهِؐ وَمَن لَّمْ يَحْكُم بِمَــآ أَنزَلَ </text:span><text:span text:style-name="T9">۰</text:span><text:span text:style-name="T6">للَّهُ فَٱُوْلَئِــكَ هُمُ </text:span><text:span text:style-name="T9">۴</text:span><text:span text:style-name="T6">لْفَــٰسِقُـونَؐ </text:span><text:span text:style-name="T7">(49)</text:span><text:span text:style-name="T6"> وَأَنزَلْنَــآ إِلَيْــكَ </text:span><text:span text:style-name="T9">۰</text:span><text:span text:style-name="T6">لْكِتَــٰـــبَ بِالْحَقِّ مُصَدِّقاً لِّمَا بَيْنَ يَدَيْهِ مِنَ </text:span><text:span text:style-name="T9">۰</text:span><text:span text:style-name="T6">لْكِتَــٰــبِ وَمُهَيْمِناٗ عَلَيْهِؐ فَاحْكُم بَيْنَهُم بِمَآ أَنزَلَ </text:span><text:span text:style-name="T9">۰</text:span><text:span text:style-name="T6">للَّهُ وَلاَ تَتَّبِعَ اَهْوَآءَهُمْ عَمَّا جَآءَكَ مِنَ </text:span><text:span text:style-name="T9">۰</text:span><text:span text:style-name="T6">لْحَقﱢّؐ لِكُلٍّ جَعَلْنَا مِنكُمْ شِرْعَةً وَمِنْهَاجاًؐ وَلَوْ شَآءَ </text:span><text:span text:style-name="T9">۰</text:span><text:span text:style-name="T6">للَّهُ لَجَعَلَكُمُ; ٱُمَّةً وَ؛حِدَةًؐ وَچَكِن لِّيَبْلُوَكُمْ فِى مَآ ءَاتۭيٰكُمْؐ فَاسْتَبِقُواْ </text:span><text:span text:style-name="T9">۴</text:span><text:span text:style-name="T6">لْخَيْرَ؛تتتِؐ إِلَي </text:span><text:span text:style-name="T9">۰</text:span><text:span text:style-name="T6">للَّهِ مَرْجِعُكُمْ جَمِيعاً فَيُنَبِّيؖكُم بِمَا كُنتُمْ فِيهِ تَخْتَلِفُونَؐ </text:span><text:span text:style-name="T7">(50)</text:span><text:span text:style-name="T6"> ¥ وَأَنُ </text:span><text:soft-page-break/><text:span text:style-name="T9">۶</text:span><text:span text:style-name="T6">حْكُم بَيْنَهُم بِمَآ أَنزَلَ </text:span><text:span text:style-name="T9">۰</text:span><text:span text:style-name="T6">للَّهُؐ وَلاَ تَتَّـبِـعَ اَهْوَآءَهُــمْؐ وَاحْــذَرْهُــمُ; أَنْ يَّفْتِنُـوكككَ عَنۢ بَعْضِ مَآ أَنــزَلَ </text:span><text:span text:style-name="T9">۰</text:span><text:span text:style-name="T6">للَّــهُ إِلَيْــكَؐ فَــإِن تَوَلَّوْاْ فَاعْلَـمَ اَنَّمَـا يُرۣيدُ </text:span><text:span text:style-name="T9">۴</text:span><text:span text:style-name="T6">للَّهُ أَنْ يُّصِيبَـهُم بِبَعْضِ ذُنُوبِهِمْؐ وَإِنَّ كَثِيـراً مِّـنَ </text:span><text:span text:style-name="T9">۰</text:span><text:span text:style-name="T6">لنَّـاسِ لَفَــٰسِقُـونَؐ </text:span><text:span text:style-name="T7">(51)</text:span><text:span text:style-name="T6"> أَفَحُــكْمَ </text:span><text:span text:style-name="T9">۰</text:span><text:span text:style-name="T6">لْجَــٰهِـلِــيَّــةِ يَبْغُـونَؐ وَمَـنَ اَحْسَـنُ مِنَ </text:span><text:span text:style-name="T9">۰</text:span><text:span text:style-name="T6">للَّــهِ حُكْمــاً لِّقَوْمٍ يُوقِــنُــونَؐ </text:span><text:span text:style-name="T7">(52)</text:span><text:span text:style-name="T6"> يَـٰٓـأَيُّـهَـا </text:span><text:span text:style-name="T9">۰</text:span><text:span text:style-name="T6">لذِيـنَ ءَامَـنُـواْ لاَ تَتَّخِـذُواْ </text:span><text:span text:style-name="T9">۴</text:span><text:span text:style-name="T6">لْيَـهُـودَ وَالنَّـصَــٰرۭيٰٓ أَوْلِيَــآءَؐ بَعْضُهُـمُ; أَوْلِيَــآءُ بَعْـضٍؐ وَمَنْ يَّتَوَلَّـهُـم مِّنـكُمْ فَإِنَّــهُ„ مِنْـهُــمُؐ; إِنَّ </text:span><text:span text:style-name="T9">۰</text:span><text:span text:style-name="T6">للَّـهَ لاَ يَـهْـدِى </text:span><text:span text:style-name="T9">۱</text:span><text:span text:style-name="T6">لْقَــوْمَ </text:span><text:span text:style-name="T9">۰</text:span><text:span text:style-name="T6">لظَّــٰلِـمِيـنَؐ </text:span><text:span text:style-name="T7">(53) </text:span><text:span text:style-name="T6">فَـتَـرَي </text:span><text:span text:style-name="T9">۰</text:span><text:span text:style-name="T6">لــذِيـنَ فِى قُلُــوبِهِــم مَّرَضٌ يُسَــٰرۣعُــونَ فِيهِــمْ يَقُــولُــونَ نَخْشۭـيٰٓ أَن تُصِيـبَــنَــا دَآئِرَةٌؐ فَعَـسَـي </text:span><text:span text:style-name="T9">۰</text:span><text:span text:style-name="T6">للَّـهُ أَنْ يَّـاتِـيَ بِاڤْفَتْحِ أَوَ اَمْرٍ مِّـنْ عِنـدِهِ” فَيُصْبِحُـواْ عَلَـيٰ مَآ أَسَـرُّواْ فِىٓ أَنفُسِــهِــمْ نَــٰدِمِيـنَؐ </text:span><text:span text:style-name="T7">(54)</text:span><text:span text:style-name="T6"> يَقُـولُ </text:span><text:span text:style-name="T9">۴</text:span><text:span text:style-name="T6">لذِيـنَ ءَامَنُوٓاْ أَهَـٰٓؤُلآَءِ </text:span><text:span text:style-name="T9">۱</text:span><text:span text:style-name="T6">لـذِينَ أَقْسَـمُـواْ بِاللَّهِ جَهْدَ أَيْمَــٰنِـهِمُ; إِنَّهُمْ لَمَعَكُمْ حَبِطَــتَ اَعْمَــٰلُـهُـمْ فَأَصْبَحُــواْ خَــٰسِــرۣيـنَؐ </text:span><text:span text:style-name="T7">(55)</text:span><text:span text:style-name="T6"> يَـٰٓأَيُّـهَـا </text:span><text:span text:style-name="T9">۰</text:span><text:span text:style-name="T6">لذِينَ ءَامَـنُـواْ مَنْ يَّـرْتَدِدْ مِنكُمْ عَـن دِينِـهِ” فَسَوْفَ يَاتِى </text:span><text:span text:style-name="T9">۱</text:span><text:span text:style-name="T6">للَّـهُ بِقَـوْمٍ يُحِبُّهُـمْ وَيُحِبُّونَـهُ; أَذِلَّةٖ عَلَي </text:span><text:span text:style-name="T9">۰</text:span><text:span text:style-name="T6">لْـمُـومِـنِـيـنَ أَعِزَّةٖ عَـلَي </text:span><text:span text:style-name="T9">۰</text:span><text:span text:style-name="T6">لْــكۭـٰـفِـرۣيـنَ يُجَــٰهِـدُونَ فِى سَبِيلِ </text:span><text:span text:style-name="T9">۱</text:span><text:span text:style-name="T6">للَّهِ وَلاَ يَخَـافُونَ لَوْمَـةَ ٹــمٍؐ ذَ؛لِــكَ فَضْـلُ </text:span><text:span text:style-name="T9">۴</text:span><text:span text:style-name="T6">للَّــهِ يُوتِيــهِ مَنْ يَّشَآءُؐ وَاللَّهُ وَ؛سِع٘ عَلِيم٘ؐ </text:span><text:span text:style-name="T7">(56)</text:span><text:span text:style-name="T6"> اِنَّمَـا وَلِيُّــكُمُ </text:span><text:span text:style-name="T9">۴</text:span><text:span text:style-name="T6">للَّــهُ وَرَسُــولُــهُ„ وَالذِينَ ءَامَنُواْ </text:span><text:span text:style-name="T9">۴</text:span><text:span text:style-name="T6">لذِيـنَ يُــقِيمُونَ </text:span><text:span text:style-name="T9">۰</text:span><text:span text:style-name="T6">لصَّــلَــوٰةَ وَيُــوتُــونَ </text:span><text:span text:style-name="T9">۰</text:span><text:span text:style-name="T6">لزَّكَوٰةَ وَهُمْ رَ؛كِعُــونَؐ </text:span><text:span text:style-name="T7">(57)</text:span><text:span text:style-name="T6"> وَمَنْ يَّتَـوَلَّ </text:span><text:span text:style-name="T9">۰</text:span><text:span text:style-name="T6">للَّهَ وَرَسُولَــهُ„ وَالذِينَ ءَامَــنُــواْ فَــإِنَّ حِزْبببَ </text:span><text:span text:style-name="T9">۰</text:span><text:span text:style-name="T6">للَّــهِ هُــمُ </text:span><text:span text:style-name="T9">۴</text:span><text:span text:style-name="T6">لْغَــٰلِبُـــونَؐ </text:span><text:span text:style-name="T7">(58)</text:span><text:span text:style-name="T6"> يَـٰٓـأَيُّهَــا </text:span><text:span text:style-name="T9">۰</text:span><text:span text:style-name="T6">لذِيـنَ ءَامَــنُــواْ لاَ </text:span><text:soft-page-break/><text:span text:style-name="T6">تَتَّخِذُواْ </text:span><text:span text:style-name="T9">۴</text:span><text:span text:style-name="T6">لذِيـنَ "تَّخَذُواْ دِينَــكُــمْ هُــزُؤاً وَلَعِبــاً مِّـنَ </text:span><text:span text:style-name="T9">۰</text:span><text:span text:style-name="T6">لذِينَ ٱُوتُــواْ </text:span><text:span text:style-name="T9">۴</text:span><text:span text:style-name="T6">لْكِتَــٰــبَ مِـن قَبْلِكُمْ وَالْكُفَّــارَ أَوْلِيَــآءَؐ وَاتَّقُــواْ </text:span><text:span text:style-name="T9">۴</text:span><text:span text:style-name="T6">للَّــهَ إِن كُنتُـم مُّومِنِـيـنَؐ </text:span><text:span text:style-name="T7">(59)</text:span><text:span text:style-name="T6"> ® وَإِذَا نَادَيْـتُـمُ; إِلَي </text:span><text:span text:style-name="T9">۰</text:span><text:span text:style-name="T6">لصَّلَوٰةِ 'تَّخَذُوهَا هُزُؤاً وَلَـعِبـاًؐ ذَ؛لِــكَ بِأَنَّهُـمْ قَوْمٌ لاَّ يَعْــقِــلُــونَؐ </text:span><text:span text:style-name="T7">(60)</text:span><text:span text:style-name="T6"> قُلْ يَـٰٓـأَهْـلَ </text:span><text:span text:style-name="T9">۰</text:span><text:span text:style-name="T6">لْكِتَــٰــبِ هَـلْ تَنــقِــمُــونَ مِنَّــآ إِلٓاَّ أَنَ —امَنَّـا بِاللَّــهِ وَمَـآ ٱُنــزۣلَ إِلَيْنَـا وَمَــآ ٱُنزۣلَ مِن قَبْلُ وَأَنَّ أَكْـثَــرَكُمْ فَــٰسِقُونَؐ </text:span><text:span text:style-name="T7">(61)</text:span><text:span text:style-name="T6"> قُلْ هَـلُ </text:span><text:span text:style-name="T9">۷</text:span><text:span text:style-name="T6">نَبِّيؖكُم بِشَرٍّ مِّن ذَ؛لِكَ مَثُوبَةٗ عِندَ </text:span><text:span text:style-name="T9">۰</text:span><text:span text:style-name="T6">للَّهِ مَن لَّعَنَهُ </text:span><text:span text:style-name="T9">۴</text:span><text:span text:style-name="T6">للَّهُ وَغَضِــبَ عَلَيْهِ وَجَعَـلَ مِنْهُــمُ </text:span><text:span text:style-name="T9">۴</text:span><text:span text:style-name="T6">لْقِرَدَةَ وَالْخَنَــازۣيرَ وَعَبَــدَ </text:span><text:span text:style-name="T9">۰</text:span><text:span text:style-name="T6">لطَّـــٰغُــوتَؐ ٱُوْلَئِكَ شَرٌّ مَّكَانــاً وَأَضَـلُّ عَن سَوَآءِ </text:span><text:span text:style-name="T9">۱</text:span><text:span text:style-name="T6">لسَّبِيـلِؐ </text:span><text:span text:style-name="T7">(62)</text:span><text:span text:style-name="T6"> وَإِذَا جَآءُوكُمْ قَالُــوٓاْ ءَامَــنَّــا وَقَد دَّخَــلُــواْ بِالْكُفْرۣ وَهُــمْ قَدْ خَــرَجُــواْ بِــــهِؐ” وَاللَّــهُ أَعْلَــمُ بِمَــا كَانُواْ يَكْتُمُــونَؐ </text:span><text:span text:style-name="T7">(63)</text:span><text:span text:style-name="T6"> وَتَرۭيٰ كَثِيراً مِّنْهُــمْ يُسَــٰرۣعُــونَ فِى </text:span><text:span text:style-name="T9">۱</text:span><text:span text:style-name="T6">لِاثْــمِ وَالْعُدْوَ؛نِ وَأَكْلِــهِــمُ </text:span><text:span text:style-name="T9">۴</text:span><text:span text:style-name="T6">ڤسُّحْـتَؐ لَبِيـسَ مَــا كَانُــواْ يَعْمَــلُــونَؐ </text:span><text:span text:style-name="T7">(64)</text:span><text:span text:style-name="T6"> لَوْلاَ يَنْهۭيٰهُــمُ </text:span><text:span text:style-name="T9">۴</text:span><text:span text:style-name="T6">لرَّبَّــٰنِيُّــونَ وَالاَحْبَــارُ عَن قَوْلِهِمُ </text:span><text:span text:style-name="T9">۴</text:span><text:span text:style-name="T6">لِاثْمَ وَأَكْلِهِمُ </text:span><text:span text:style-name="T9">۴</text:span><text:span text:style-name="T6">ڤسُّحْتَؐ لَبِيسَ مَا كَانُواْ يَصْنَعُونَؐ </text:span><text:span text:style-name="T7">(65)</text:span><text:span text:style-name="T6"> وَقَـالَــتِ </text:span><text:span text:style-name="T9">۱</text:span><text:span text:style-name="T6">لْيَهُودُ يَـدُ </text:span><text:span text:style-name="T9">۴</text:span><text:span text:style-name="T6">للَّهِ مَغْلُولَة٘ؐ غُلَّـــتَ اَيْدِيهِــمْ وَلُعِــنُــواْ بِمَا قَــالُواْؐ بَـلْ يَــدَ؛هُ مَبْسُوطَـتَـٰنِ يُنفِقُ كَيْــفَ يَشَآءُؐ وَلَيَزۣيـدَنَّ كَثِيــراً مِّنْهُــم مَّــآ ٱُنــزۣلَ إِلَيْكَ مِن رَّبِّكَ طُغْيَـــٰنــاً وَكُفْــراًؐ وَأَلْقَــيْــنَــا بَيْنَهُــمُ </text:span><text:span text:style-name="T9">۴</text:span><text:span text:style-name="T6">لْــعَــدَ؛وَةَ وَالْبَغْضَــآءَ اۭلَيٰ يَوْمِ </text:span><text:span text:style-name="T9">۱</text:span><text:span text:style-name="T6">لْقِيَــٰـمَــةِؐ كُلَّمَــآ أَوْقَدُواْ نَــاراً ڤِّڤْحَــرْبببِ أَطْــفَــأَهَــا </text:span><text:span text:style-name="T9">۰</text:span><text:span text:style-name="T6">للَّهُؐ وَيَسْعَــــوْنَ فِى </text:span><text:span text:style-name="T9">۱</text:span><text:span text:style-name="T6">لاَرْضِ فَــسَــاداًؐ وَاللَّهُ لاَ يُحِــــبُّ </text:span><text:span text:style-name="T9">۴</text:span><text:span text:style-name="T6">لْــمُــفْــسِــدِيـنَؐ </text:span><text:span text:style-name="T7">(66)</text:span><text:span text:style-name="T6"> وَلَــوَ اَنَّ أَهْلَ </text:span><text:span text:style-name="T9">۰</text:span><text:span text:style-name="T6">لْكِتَــٰــبِ ءَامَنُواْ وَاتَّقَوْاْ لَكَفَّرْنَــا </text:span><text:soft-page-break/><text:span text:style-name="T6">عَنْــهُــمْ سَيِّـــَٔاتِــهِــمْ وَلَأَدْخَلْنَــٰهُـمْ جَنَّــٰــتِ </text:span><text:span text:style-name="T9">۱</text:span><text:span text:style-name="T6">لنَّــعِــيــمِؐ </text:span><text:span text:style-name="T7">(67)</text:span><text:span text:style-name="T6"> وَلَــوَ اَنَّهُــمُ; أَقَامُــواْ </text:span><text:span text:style-name="T9">۴</text:span><text:span text:style-name="T6">لتَّوْرۭيٰةَ وَالِانجِيـلَ وَمَآ ٱُنزۣلَ إِلَيْهِـم مِّن رَّبِّــهِمْ لَأَكَلُــواْ مِن فَوْقِهِـمْ وَمِن تَحْــتِ أَرْجُلِهِــمؐ مِّنْهُــمُ; ٱُمَّةٌ مُّقْتَصِـدَةٌؐ وَكَــثِيـرٌ مِّنْهُمْ سَــآءَ مَا يَعْمَلُـونَؐ </text:span><text:span text:style-name="T7">(68)</text:span><text:span text:style-name="T6"> © يَــٰٓأَيُّهَـا </text:span><text:span text:style-name="T9">۰</text:span><text:span text:style-name="T6">لرَّسُولُ بَلِّغْ مَــآ ٱُنــزۣلَ إِلَيْـكَ مِن رَّبِّكَؐ وَإِن لَّــمْ تَفْــعَـلْ فَــمَــا بَــلَّـغْــــتَ رۣسَاچَتِــهِؐ” وَاللَّــهُ يَعْصِـمُــــكَ مِنَ </text:span><text:span text:style-name="T9">۰</text:span><text:span text:style-name="T6">لــنَّــاسِؐ إِنَّ </text:span><text:span text:style-name="T9">۰</text:span><text:span text:style-name="T6">للَّــهَ لاَ يَــهْــدِى </text:span><text:span text:style-name="T9">۱</text:span><text:span text:style-name="T6">لْقَــوْمَ </text:span><text:span text:style-name="T9">۰</text:span><text:span text:style-name="T6">لْكۭـٰفِـرۣيـنَؐ </text:span><text:span text:style-name="T7">(69)</text:span><text:span text:style-name="T6"> قُـلْ يَـٰٓأَهْلَ </text:span><text:span text:style-name="T9">۰</text:span><text:span text:style-name="T6">لْكِتَــٰــبِ لَسْتُــمْ عَلَيٰ شَيْءٖ حَتَّيٰ تُقِيمُـواْ </text:span><text:span text:style-name="T9">۴</text:span><text:span text:style-name="T6">لتَّـوْرۭيٰةَ وَالِانجِيلَ وَمَآ ٱُنزۣلَ إِلَيْكُم مِّن رَّبِّكُمْؐ وَلَيَزۣيدَنَّ كَثِيراً مِّنْهُم مَّآ ٱُنزۣلَ إِلَيْــكَ مِن رَّبِّكَ طُغْيَــٰنـاً وَكُفْـراًؐ فَلاَ تَاسَ عَلَي </text:span><text:span text:style-name="T9">۰</text:span><text:span text:style-name="T6">لْقَوْمِ </text:span><text:span text:style-name="T9">۱</text:span><text:span text:style-name="T6">لْكۭــٰفِرۣينَؐ </text:span><text:span text:style-name="T7">(70)</text:span><text:span text:style-name="T6"> إِنَّ </text:span><text:span text:style-name="T9">۰</text:span><text:span text:style-name="T6">لذِينَ ءَامَنُواْ وَالـذِيـنَ هَــادُواْ وَالصَّــٰبُـونَ وَالنَّصَــٰرۭيٰ مَـنَ —امَـنَ بِاللَّـهِ وَالْـيَـوْمِ </text:span><text:span text:style-name="T9">۱</text:span><text:span text:style-name="T6">لاَخِــرۣ وَعَمِـلَ صَـٰڤِحــاً فَلاَ خَــوْف٘ عَــلَــيْــهِــمْ وَلاَ هُــمْ يَحْــزَنُــونَؐ </text:span><text:span text:style-name="T7">(71)</text:span><text:span text:style-name="T6"> لَــقَــدَ اَخَذْنَــا مِيثَـٰقَ بَنِىٓ إِسْرَآءِيلَ وَأَرْسَلْنَــآ إِلَيْهِــمْ رُسُــلًؐا كُلَّــمَــا جَآءَهُمْ رَسُولٛ بِمَا لاَ تَهْوۭيٰٓ أَنفُسُهُـمْ فَرۣيقـاً كَـذَّبُــواْ وَفَرۣيقاً يَقْتُلُـونَؐ </text:span><text:span text:style-name="T7">(72)</text:span><text:span text:style-name="T6"> وَحَسِبُوٓاْ أَلاَّ تَكُونَ فِتْنَةٌ فَعَمُواْ وَصَــمُّـواْ ثُمَّ تَــابببَ </text:span><text:span text:style-name="T9">۰</text:span><text:span text:style-name="T6">للَّهُ عَلَيْهِــمْ ثُــمَّ عَمُواْ وَصَمُّــواْؐ كَثِيــرٌ مِّنْهُمْؐ وَاللَّهُ بَصِيرٛ بِــمَــا يَعْمَــلُــونَؐ </text:span><text:span text:style-name="T7">(73)</text:span><text:span text:style-name="T6"> لَقَدْ كَفَــرَ </text:span><text:span text:style-name="T9">۰</text:span><text:span text:style-name="T6">لذِيـنَ قَــالُــوٓاْ إِنَّ </text:span><text:span text:style-name="T9">۰</text:span><text:span text:style-name="T6">للَّهَ هُــوَ </text:span><text:span text:style-name="T9">۰</text:span><text:span text:style-name="T6">ڤْمَــسِيحُ èبْنُ مَــرْيَــمَؐ وَقَــالَ </text:span><text:span text:style-name="T9">۰</text:span><text:span text:style-name="T6">لْمَسِيحُ يَــٰبَنِىٓ إِسْرَآءِيلَ </text:span><text:span text:style-name="T9">۸</text:span><text:span text:style-name="T6">عْبُدُواْ </text:span><text:span text:style-name="T9">۴</text:span><text:span text:style-name="T6">للَّــهَ رَبِّــــى وَرَبَّكُــمُؐ; إِنَّهُ„ مَنْ يُّشْرۣكككْ بِاللَّهِ فَقَـدْ حَــرَّمَ </text:span><text:span text:style-name="T9">۰</text:span><text:span text:style-name="T6">للَّهُ عَـلَيْــهِ </text:span><text:span text:style-name="T9">۱</text:span><text:span text:style-name="T6">لْجَنَّــةَ وَمَأْوۭيٰهُ </text:span><text:span text:style-name="T9">۴</text:span><text:span text:style-name="T6">لنَّارُؐ وَمَا لِلظَّـٰلِمِينَ مِنَ اَنصۭارٍؐ </text:span><text:span text:style-name="T7">(74)</text:span><text:span text:style-name="T6"> ® لَّقَدْ كَــفَــرَ </text:span><text:soft-page-break/><text:span text:style-name="T9">۰</text:span><text:span text:style-name="T6">لذِينَ قَالُــوٓاْ إِنَّ </text:span><text:span text:style-name="T9">۰</text:span><text:span text:style-name="T6">للَّــهَ ثَــالِــــثُ ثَـچَــثَـةٍؐ وَمَا مِنِ اِچَهٖ اِلٓاَّ إِچَــهٌ وَ؛حِــدٌؐ وَإِن لَّمْ يَنتَــهُــواْ عَمَّا يَقُولُــونَ لَيَمَسَّـنَّ </text:span><text:span text:style-name="T9">۰</text:span><text:span text:style-name="T6">لذِيـنَ كَفَــرُواْ مِنْهُــمْ عَذَاب٘ اَلِيم٘ؐ </text:span><text:span text:style-name="T7">(75)</text:span><text:span text:style-name="T6"> اَفَــلاَ يَتُوبُــونَ إِلَي </text:span><text:span text:style-name="T9">۰</text:span><text:span text:style-name="T6">للَّــهِ وَيَسْتَغْفِرُونَــهُؐ, وَاللَّــهُ غَفُــورٌ رَّحِيــمٌؐ </text:span><text:span text:style-name="T7">(76)</text:span><text:span text:style-name="T6"> مَّا </text:span><text:span text:style-name="T9">۰</text:span><text:span text:style-name="T6">لْمَسِيحُ èبْنُ مَرْيَــمَ إِلاَّ رَسُــولٌ قَدْ خَلَــتْ مِن قَبْــلِــهِ </text:span><text:span text:style-name="T9">۱</text:span><text:span text:style-name="T6">لرُّسُلُؐ وَٱُمُّهُ„ صِدِّيقَــةٌؐ كَانَــا يَاكُچَنِ </text:span><text:span text:style-name="T9">۱</text:span><text:span text:style-name="T6">لطَّــعَــامَؐ </text:span><text:span text:style-name="T9">۸</text:span><text:span text:style-name="T6">نظُرْ كَيْفَ نُبَيِّنُ لَهُمُ </text:span><text:span text:style-name="T9">۴</text:span><text:span text:style-name="T6">لاَيَــٰــتِ ثُــمَّ </text:span><text:span text:style-name="T9">۸</text:span><text:span text:style-name="T6">نظُـرَ اَنّۭيٰ يُوفَكُونَؐ </text:span><text:span text:style-name="T7">(77) </text:span><text:span text:style-name="T6">قُـلَ اَتَعْبُـدُونَ مِن دُونِ </text:span><text:span text:style-name="T9">۱</text:span><text:span text:style-name="T6">للَّــهِ مَــا لاَ يَمْــلِــــكُ لَـــكُــمْ ضَـــــرّاً وَلاَ نَفْعــاًؐ وَاللَّــهُ هُــوَ </text:span><text:span text:style-name="T9">۰</text:span><text:span text:style-name="T6">لسَّــمِــيــعُ </text:span><text:span text:style-name="T9">۴</text:span><text:span text:style-name="T6">لْعَــلِــيـــمُؐ </text:span><text:span text:style-name="T7">(78)</text:span><text:span text:style-name="T6"> قُـلْ يَـٰٓأَهْـلَ </text:span><text:span text:style-name="T9">۰</text:span><text:span text:style-name="T6">لْكِــتَـــٰــبِ لاَ تَغْلُــواْ فِى دِينِكُــمْ غَيْرَ </text:span><text:span text:style-name="T9">۰</text:span><text:span text:style-name="T6">لْحَقﱢّؐ وَلاَ تَتَّبِــعُــوٓاْ أَهْــوَآءَ قَوْمٍ قَد ضَّـلُّــواْ مِـن قَبْلُ وَأَضَـلُّـواْ كَثِيراً وَضَـلُّـواْ عَن سَوَآءِ </text:span><text:span text:style-name="T9">۱</text:span><text:span text:style-name="T6">لسَّبِيـلِؐ </text:span><text:span text:style-name="T7">(79)</text:span><text:span text:style-name="T6"> لُعِـنَ </text:span><text:span text:style-name="T9">۰</text:span><text:span text:style-name="T6">لذِيـنَ كَفَــرُواْ مِـنۢ بَنِىٓ إِسْرَآءِيـلَ عَلَـيٰ لِسَانِ دَاوُﹼدَ وَعِيسَي "بْنِ مَرْيَــمَؐ ذَ؛لِــكَ بِمَا عَصَواْ وَّكَــانُــواْ يَعْتَدُونَؐ </text:span><text:span text:style-name="T7">(80)</text:span><text:span text:style-name="T6"> كَــانُــواْ لاَ يَتَنَاهَوْنَ عَن مُّنكَرٍ فَعَلُوهُؐ لَبِيـسَ مَا كَانُواْ يَفْعَــلُــونَؐ </text:span><text:span text:style-name="T7">(81)</text:span><text:span text:style-name="T6"> تَرۭيٰ كَثِيراً مِّنْهُــمْ يَتَوَلَّوْنَ </text:span><text:span text:style-name="T9">۰</text:span><text:span text:style-name="T6">لذِينَ كَفَرُواْؐ لَبِيـسَ مَــا قَدَّمَــــتْ لَهُــمُ; أَنــفُــسُــهُــمُ; أَن سَخِــطَ </text:span><text:span text:style-name="T9">۰</text:span><text:span text:style-name="T6">للَّهُ عَلَيْــهِــمْ وَفِى </text:span><text:span text:style-name="T9">۱</text:span><text:span text:style-name="T6">لْعَـــذَابِ هُــمْ خَـــٰلِــدُونَؐ </text:span><text:span text:style-name="T7">(82)</text:span><text:span text:style-name="T6"> وَلَوْ كَانُــواْ يُومِــنُــونَ بِاللَّهِ وَالنَّبِىٓءِ وَمَــآ ٱُنــزۣلَ إِلَيْــهِ مَا "تَّخَــذُوهُــمُ; أَوْلِيَآءَؐ وَچَكِنَّ كَثِيـراً مِّنْهُــــــمْ فَــٰسِقُـونَؐ </text:span><text:span text:style-name="T7">(83)</text:span><text:span text:style-name="T6"> ¤ ڤَتَجِدَنَّ أَشَــدَّ </text:span><text:span text:style-name="T9">۰</text:span><text:span text:style-name="T6">لنَّـاسِ عَــدَ؛وَةً لِّلذِينَ ءَامَنُــــواْ </text:span><text:span text:style-name="T9">۴</text:span><text:span text:style-name="T6">لْيَهُودَ وَالذِيـنَ أَشْرَكُــواْؐ وَلَتَجِـدَنَّ أَقْرَبَهُــم مَّــوَدَّةً لِّلــــذِينَ ءَامَنُواْ </text:span><text:span text:style-name="T9">۴</text:span><text:span text:style-name="T6">لذِينَ قَــالُــوٓاْ إِنَّا نَــصَــٰرۭيٰؐ ذَ؛لِــكَ بِــأَنَّ مِنْهُــمْ قِسِّيسِينَ </text:span><text:soft-page-break/><text:span text:style-name="T6">وَرُهْبَانــاً وَأَنَّهُــمْ لاَ يَسْتَكْبِــــرُونَؐ </text:span><text:span text:style-name="T7">(84)</text:span><text:span text:style-name="T6"> وَإِذَا سَمِعُـواْ مَآ ٱُنزۣلَ إِلَي </text:span><text:span text:style-name="T9">۰</text:span><text:span text:style-name="T6">لرَّسُـــولِ تَرۭيٰٓ أَعْيُنَهُمْ تَفِيـضُ مِنَ </text:span><text:span text:style-name="T9">۰</text:span><text:span text:style-name="T6">لدَّمْــعِ مِمَّــا عَرَفُــــواْ مِنَ </text:span><text:span text:style-name="T9">۰</text:span><text:span text:style-name="T6">لْحَقِّ يَقُــولُــونَ رَبَّنَـــآ ءَامَنَّا فَاكْتُبْــنَــــا مَعَ </text:span><text:span text:style-name="T9">۰</text:span><text:span text:style-name="T6">لشَّــٰهِدِيـنَؐ </text:span><text:span text:style-name="T7">(85)</text:span><text:span text:style-name="T6"> وَمَــــا لَنَــــا لاَ نُومِـنُ بِاللَّهِ وَمَا جَآءَنَـــا مِـنَ </text:span><text:span text:style-name="T9">۰</text:span><text:span text:style-name="T6">لْحَقِّ وَنَطْمَــعُ أَنْ يُّدْخِلَنَــا رَبُّنَــا مَعَ </text:span><text:span text:style-name="T9">۰</text:span><text:span text:style-name="T6">لْقَوْمِ </text:span><text:span text:style-name="T9">۱</text:span><text:span text:style-name="T6">ڤصَّـٰڤِحِينَؐ </text:span><text:span text:style-name="T7">(86)</text:span><text:span text:style-name="T6"> فَأَثَــٰبَــهُــمُ </text:span><text:span text:style-name="T9">۴</text:span><text:span text:style-name="T6">للَّهُ بِمَــــا قَالُواْ جَنَّــٰــتٍ تَجْرۣى مِـن تَحْتِــهَــا </text:span><text:span text:style-name="T9">۰</text:span><text:span text:style-name="T6">لاَنْــهَــٰرُ خَـٰلِدِيـنَ فِيهَــاؐ وَذَ؛لِكَ جَزَآءُ </text:span><text:span text:style-name="T9">۴</text:span><text:span text:style-name="T6">ڤْمُحْسِنِيـنَؐ </text:span><text:span text:style-name="T7">(87)</text:span><text:span text:style-name="T6"> وَالذِيـنَ كَفَــرُواْ وَكَــذَّبُــواْ بِـــَٔايَـــٰتِــنَــــآ ٱُوْلَئِكَ أَصْحَــٰــبُ </text:span><text:span text:style-name="T9">۴</text:span><text:span text:style-name="T6">لْجَحِيمِؐ </text:span><text:span text:style-name="T7">(88)</text:span><text:span text:style-name="T6"> يَـٰٓأَيُّهَــا </text:span><text:span text:style-name="T9">۰</text:span><text:span text:style-name="T6">لذِيـنَ ءَامَنُواْ لاَ تُحَـرّۣمُــــواْ طَـيِّبَــٰــتِ مَــــآ أَحَـلَّ </text:span><text:span text:style-name="T9">۰</text:span><text:span text:style-name="T6">للَّهُ لَكُــمْ وَلاَ تَعْتَــدُوٓاْؐ إِنَّ </text:span><text:span text:style-name="T9">۰</text:span><text:span text:style-name="T6">للَّــهَ لاَ يُحِــــبُّ </text:span><text:span text:style-name="T9">۴</text:span><text:span text:style-name="T6">لْمُعْتَــدِيـنَؐ </text:span><text:span text:style-name="T7">(89)</text:span><text:span text:style-name="T6"> وَكُلُــواْ مِمَّــا رَزَقَكُــمُ </text:span><text:span text:style-name="T9">۴</text:span><text:span text:style-name="T6">للَّهُ حَچَــلًا طَيِّبــــــاًؐ وَاتَّقُــواْ </text:span><text:span text:style-name="T9">۴</text:span><text:span text:style-name="T6">للَّهَ </text:span><text:span text:style-name="T9">۰ﻟ</text:span><text:span text:style-name="T6">ـذِىٓ أَنتُــم بِهِ” مُومِنُــونَؐ </text:span><text:span text:style-name="T7">(90)</text:span><text:span text:style-name="T6"> لاَ يُوَ۬اخِذُكُــمُ </text:span><text:span text:style-name="T9">۴</text:span><text:span text:style-name="T6">للَّهُ بِاللَّغْوۣ فِىٓ أَيْمَــٰنِكُمْؐ وَچَكِنْ يُّوَ۬اخِذُكُم بِمَــا عَقَّدتُّــمُ </text:span><text:span text:style-name="T9">۴</text:span><text:span text:style-name="T6">لاَيْمَـٰنَؐ فَكَفَّــٰرَتُهُ; إِطْعَامُ عَشَرَةِ مَسَــٰكِيـنَ مِنَ اَوْسَطِ مَا تُطْعِمُونَ أَهْلِيكُــمُ; أَوْ كِسْــوَتُــهُــمُ; أَوْ تَحْرۣيرُ رَقَبَــــةٍؐ فَمَن لَّــــمْ يَجِــدْ فَصِيَــامُ ثَـچَثَةِ أَيَّــــامٍؐ ذَ؛لِــكَ كَفَّــٰرَةُ أَيْمَــٰنِــكُــمُ; إِذَا حَلَفْتُـــــمْؐ وَاحْفَظُــوٓاْ أَيْمَــٰـنَكُــمْؐ كَــذَ؛لِــــكَ يُبَيِّـنُ </text:span><text:span text:style-name="T9">۴</text:span><text:span text:style-name="T6">للَّــهُ لَكُــمُ; ءَايَــٰتِــهِ” لَعَلَّكُــمْ تَشْكُــرُونَؐ </text:span><text:span text:style-name="T7">(91)</text:span><text:span text:style-name="T6"> ® يَـٰٓأَيُّهَــا </text:span><text:span text:style-name="T9">۰</text:span><text:span text:style-name="T6">لذِيـنَ ءَامَنُوٓاْ إِنَّــمَــا </text:span><text:span text:style-name="T9">۰</text:span><text:span text:style-name="T6">لْخَمْــرُ وَالْمَيْسِــرُ وَالاَنصَــابببُ وَالاَزْچَـــمُ رۣجْـسٌ مِّنْ عَمَلِ </text:span><text:span text:style-name="T9">۱</text:span><text:span text:style-name="T6">لشَّــيْــطَـٰنِ فَاجْتَنِبُــوهُ لَعَلَّكُــمْ تُفْلِحُــونَؐ </text:span><text:span text:style-name="T7">(92)</text:span><text:span text:style-name="T6"> إِنَّمَـا يُرۣيدُ </text:span><text:span text:style-name="T9">۴</text:span><text:span text:style-name="T6">لشَّيْطَـٰنُ أَنْ يُّوقِــعَ بَيْنَكُــمُ </text:span><text:span text:style-name="T9">۴</text:span><text:span text:style-name="T6">لْعَدَ؛وَةَ وَالْبَغْــضَــآءَ فِى </text:span><text:span text:style-name="T9">۱</text:span><text:span text:style-name="T6">لْخَمْــرۣ وَالْمَيْسِــــرۣ وَيَصُدَّكُمْ </text:span><text:soft-page-break/><text:span text:style-name="T6">عَـن ذِكْرۣ </text:span><text:span text:style-name="T9">۱</text:span><text:span text:style-name="T6">للَّهِ وَعَـنِ </text:span><text:span text:style-name="T9">۱</text:span><text:span text:style-name="T6">لصَّلَوٰةِؐ فَهَلَ اَنتُم مُّنتَهُونَؐ </text:span><text:span text:style-name="T7">(93)</text:span><text:span text:style-name="T6"> وَأَطِيعُــواْ </text:span><text:span text:style-name="T9">۴</text:span><text:span text:style-name="T6">للَّــهَ وَأَطِيعُــواْ </text:span><text:span text:style-name="T9">۴</text:span><text:span text:style-name="T6">لرَّسُــولَ وَاحْذَرُواْؐ فَـــــإِن تَوَلَّيْتُمْ فَاعْلَمُوٓاْ أَنَّمَــا عَلَيٰ رَسُولِنَــا </text:span><text:span text:style-name="T9">۰</text:span><text:span text:style-name="T6">لْبَچَـغُ </text:span><text:span text:style-name="T9">۴</text:span><text:span text:style-name="T6">لْمُبِينُؐ </text:span><text:span text:style-name="T7">(94)</text:span><text:span text:style-name="T6"> لَيْسَ عَلَي </text:span><text:span text:style-name="T9">۰</text:span><text:span text:style-name="T6">لذِيـنَ ءَامَنُواْ وَعَمِلُواْ </text:span><text:span text:style-name="T9">۴</text:span><text:span text:style-name="T6">ڤصَّـٰڤِحَــٰــتِ جُنَاحٌ فِيمَا طَعِمُــوٓاْ إِذَا مَا "تَّقَواْ وَّءَامَنُــواْ وَعَمِلُــواْ </text:span><text:span text:style-name="T9">۴</text:span><text:span text:style-name="T6">ڤصَّـٰڤِحَــٰــتِ ثُمَّ "تَّقَواْ وَّءَامَنُواْ ثُمَّ "تَّقَواْ وَّأَحْسَنُواْؐ وَاللَّهُ يُحِــبُّ </text:span><text:span text:style-name="T9">۴</text:span><text:span text:style-name="T6">ڤْمُحْسِنِينَؐ </text:span><text:span text:style-name="T7">(95)</text:span><text:span text:style-name="T6"> يَـٰٓأَيُّهَـا </text:span><text:span text:style-name="T9">۰</text:span><text:span text:style-name="T6">لذِينَ ءَامَنُـواْ لَيَبْلُوَنَّكُمُ </text:span><text:span text:style-name="T9">۴</text:span><text:span text:style-name="T6">للَّهُ بِشَىْءٍ مِّـنَ </text:span><text:span text:style-name="T9">۰</text:span><text:span text:style-name="T6">لصَّيْدِ تَنَالُهُ; أَيْدِيكُــمْ وَرۣمَاحُكُــمْ لِيَعْلَــمَ </text:span><text:span text:style-name="T9">۰</text:span><text:span text:style-name="T6">للَّهُ مَـنْ يَّخَافُــهُ„ بِالْغَيْــــبِؐ فَمَنِ 'عْتَدۭيٰ بَعْدَ ذَ؛لِــكَ فَلَهُ„ عَذَاببب٘ اَلِيـمٌؐ </text:span><text:span text:style-name="T7">(96)</text:span><text:span text:style-name="T6"> يَـٰٓأَيُّهَا </text:span><text:span text:style-name="T9">۰</text:span><text:span text:style-name="T6">لذِيـنَ ءَامَنُواْ لاَ تَقْتُلُـواْ </text:span><text:span text:style-name="T9">۴</text:span><text:span text:style-name="T6">لصَّيْدَ وَأَنتُمْ حُرُمٌؐ وَمَـن قَتَلَهُ„ مِنكُم مُّتَعَمِّـداً فَجَزَآءُ مِثْلِ مَا قَتَلَ مِنَ </text:span><text:span text:style-name="T9">۰</text:span><text:span text:style-name="T6">لنَّعَمِ يَحْكُـمُ بِهِ” ذَوَا عَدْلٍ مِّنكُــمْ هَدْيــاَۢ بَــٰلِغَ <text:s/></text:span><text:span text:style-name="T9">۰</text:span><text:span text:style-name="T6">لْكَــعْـبَــةِ أَوْ كَــفَّــٰـرَةُ طَعَــامِ مَسَــٰكِيـنَ أَوْعَــدْلُ ذَ؛لِكَ صِيَامــاً لِّيَـذُوقَ وَبَــالَ أَمْرۣهِؐ” عَفَـا </text:span><text:span text:style-name="T9">۰</text:span><text:span text:style-name="T6">للَّهُ عَمَّا سَلَــفَؐ وَمَنْ عَــادَ فَيَنتَقِــمُ </text:span><text:span text:style-name="T9">۴</text:span><text:span text:style-name="T6">للَّــهُ مِنْــهُؐ وَاللَّــهُ عَزۣيــزٌ ذُو èنتِقَــامٖؐ </text:span><text:span text:style-name="T7">(97)</text:span><text:span text:style-name="T6"> </text:span><text:span text:style-name="T9">۷</text:span><text:span text:style-name="T6">حِـلَّ لَكُــمْ صَيْدُ </text:span><text:span text:style-name="T9">۴</text:span><text:span text:style-name="T6">ڤْبَحْرۣ وَطَعَامُــهُؐ„ مَتَــٰعاً لَّكُمْ وَلِلسَّيَّارَةِؐ وَحُرّۣمَ عَلَيْكُمْ صَيْــدُ </text:span><text:span text:style-name="T9">۴</text:span><text:span text:style-name="T6">لْبَــرّۣ مَا دُمْتُــمْ حُرُمــاًؐ وَاتَّقُواْ </text:span><text:span text:style-name="T9">۴</text:span><text:span text:style-name="T6">للَّــهَ </text:span><text:span text:style-name="T9">۰ﻟ</text:span><text:span text:style-name="T6">ـذِىٓ إِلَيْـهِ تُحْشَــرُونَؐ </text:span><text:span text:style-name="T7">(98)</text:span><text:span text:style-name="T6"> © جَعَلَ </text:span><text:span text:style-name="T9">۰</text:span><text:span text:style-name="T6">للَّــهُ </text:span><text:span text:style-name="T9">۴</text:span><text:span text:style-name="T6">لْكَعْــبَــةَ </text:span><text:span text:style-name="T9">۰</text:span><text:span text:style-name="T6">لْبَيْــــتَ </text:span><text:span text:style-name="T9">۰</text:span><text:span text:style-name="T6">لْحَــرَامَ قِــيَــٰماً لِّلنَّــاسِ وَالشَّــهْــرَ </text:span><text:span text:style-name="T9">۰</text:span><text:span text:style-name="T6">لْحَــرَامَ وَالْهَــدْيَ وَالْقَـلَئِدَؐ ذَ؛لِـــكَ لِتَعْــلَــمُــوٓاْ أَنَّ </text:span><text:span text:style-name="T9">۰</text:span><text:span text:style-name="T6">للَّـهَ يَعْلَــمُ مَــا فِى </text:span><text:span text:style-name="T9">۱</text:span><text:span text:style-name="T6">لسَّمَـــٰوَ؛تتتِ وَمَـا فِى </text:span><text:span text:style-name="T9">۱</text:span><text:span text:style-name="T6">لاَرْضِ وَأَنَّ </text:span><text:span text:style-name="T9">۰</text:span><text:span text:style-name="T6">للَّهَ بِكُـلِّ شَيْءٖ عَلِيــم٘ؐ </text:span><text:span text:style-name="T7">(99)</text:span><text:span text:style-name="T6"> 'عْــلَــمُــوٓاْ أَنَّ </text:span><text:span text:style-name="T9">۰</text:span><text:span text:style-name="T6">للَّهَ شَــدِيــدُ </text:span><text:span text:style-name="T9">۴</text:span><text:span text:style-name="T6">لْــعِــقَــــابِ وَأَنَّ </text:span><text:span text:style-name="T9">۰</text:span><text:span text:style-name="T6">للَّـــهَ غَفُــورٌ رَّحِــيــمٌؐ </text:span><text:span text:style-name="T7">(100)</text:span><text:span text:style-name="T6"> مَّا عَلَي </text:span><text:span text:style-name="T9">۰</text:span><text:span text:style-name="T6">لرَّسُـولِ إِلاَّ </text:span><text:soft-page-break/><text:span text:style-name="T9">۰</text:span><text:span text:style-name="T6">لْبَچَغُؐ وَاللَّهُ يَعْلَــــمُ مَا تُبْدُونَ وَمَا تَكْتُمُونَؐ </text:span><text:span text:style-name="T7">(101)</text:span><text:span text:style-name="T6"> قُل لاَّ يَسْتَوۣى </text:span><text:span text:style-name="T9">۱</text:span><text:span text:style-name="T6">لْخَبِيــــثُ وَالطَّيِّــــبُ وَلَوَ اَعْجَبَــكَ كَــثْــرَةُ </text:span><text:span text:style-name="T9">۴</text:span><text:span text:style-name="T6">لْخَبِــيــــثِؐ فَــاتَّــقُــواْ </text:span><text:span text:style-name="T9">۴</text:span><text:span text:style-name="T6">للَّهَ يَـٰٓٱُوْلِى </text:span><text:span text:style-name="T9">۱</text:span><text:span text:style-name="T6">لاَلْبَـــٰــبِ لَعَلَّكُـمْ تُفْلِحُــونَؐ </text:span><text:span text:style-name="T7">(102)</text:span><text:span text:style-name="T6"> يَـٰٓأَيُّهَا </text:span><text:span text:style-name="T9">۰</text:span><text:span text:style-name="T6">لــذِيـنَ ءَامَــنُــواْ لاَ تَــسْــَٔـلُواْ عَنَ اَشْيَآءَ اۭن تُــبْــدَ لَكُـمْ تَسُؤْكُــمْؐ وَإِن تَسْـَٔلُــواْ عَنْهَــا حِيـنَ يُنَــزَّلُ </text:span><text:span text:style-name="T9">۴</text:span><text:span text:style-name="T6">لْقُرْءَانُ تُبْدَ لَكُــمْ عَفَــا </text:span><text:span text:style-name="T9">۰</text:span><text:span text:style-name="T6">للَّهُ عَنْهَاؐ وَاللَّهُ غَفُــور٘ حَلِــيــــمٌؐ </text:span><text:span text:style-name="T7">(103) </text:span><text:span text:style-name="T6">قَدْ سَأَلَهَــا قَوْمٌ مِّـن قَــبْــلِــكُمْ ثُــمَّ أَصْبَحُواْ بِهَا كۭــٰفِرۣينَؐ </text:span><text:span text:style-name="T7">(104)</text:span><text:span text:style-name="T6"> مَـا جَعَـلَ </text:span><text:span text:style-name="T9">۰</text:span><text:span text:style-name="T6">للَّهُ مِـنۢ بَحِيــرَةٍ وَلاَ سَآئِبَــةٍ وَلاَ وَصِيلَــةٍ وَلاَ حَــامٍؐ وَچَكِنَّ </text:span><text:span text:style-name="T9">۰</text:span><text:span text:style-name="T6">لذِيـنَ كَفَـرُواْ يَفْتَرُونَ عَـلَي </text:span><text:span text:style-name="T9">۰</text:span><text:span text:style-name="T6">للَّــهِ </text:span><text:span text:style-name="T9">۱</text:span><text:span text:style-name="T6">لْكَـذِبببَ وَأَكْثَرُهُــمْ لاَ يَــعْــقِلُــونَؐ </text:span><text:span text:style-name="T7">(105)</text:span><text:span text:style-name="T6"> وَإِذَا قِيلَ لَــهُــمْ تَعَالَــوۣاْ اِلَيٰ مَــــآ أَنــــزَلَ </text:span><text:span text:style-name="T9">۰</text:span><text:span text:style-name="T6">للَّهُ وَإِلَي </text:span><text:span text:style-name="T9">۰</text:span><text:span text:style-name="T6">لرَّسُولِ قَالُواْ حَسْبُنَــا مَــا وَجَدْنَــا عَلَيْــهِ ءَابَــآءَنَــآؐ أَوَلَــوْ كَانَ ءَابَــآؤُهُــمْ لاَ يَعْلَمُونَ شَيْــٔـاً وَلاَ يَهْتَــدُونَؐ </text:span><text:span text:style-name="T7">(106)</text:span><text:span text:style-name="T6"> يَـٰٓأَيُّهَــا </text:span><text:span text:style-name="T9">۰</text:span><text:span text:style-name="T6">لذِينَ ءَامَــنُــواْ عَلَيْكُمُ; أَنفُسَــكُــمْؐ لاَ يَضُــرُّكُــم مَّن ضَلَّ إِذَا "هْتَدَيْتُـمُؐ; إِلَـي </text:span><text:span text:style-name="T9">۰</text:span><text:span text:style-name="T6">للَّهِ مَرْجِعُكُــمْ جَمِيعــاً فَيُنَبِّيؖكُــم بِمَــا كُنــتُــمْ تَعْمَلُــونَؐ </text:span><text:span text:style-name="T7">(107)</text:span><text:span text:style-name="T6"> ® يَـٰٓأَيُّهَــا </text:span><text:span text:style-name="T9">۰</text:span><text:span text:style-name="T6">لذِيـنَ ءَامَــنُــواْ شَهَـــٰدَةُ بَيْنِكُمُ; إِذَا حَضَــرَ أَحَدَكُــمُ </text:span><text:span text:style-name="T9">۴</text:span><text:span text:style-name="T6">لْمَــوْتتتُ حِيـنَ </text:span><text:span text:style-name="T9">۰</text:span><text:span text:style-name="T6">لْوَصِــيَّــةِ 'ثْنَـٰنِ ذَوَا عَدْلٍ مِّنكُمُ; أَوَ —اخَـرَ؛نِ مِنْ غَيْرۣكُــمُ; إِنَ اَنتُـمْ ضَرَبْــتُــمْ فِى </text:span><text:span text:style-name="T9">۱</text:span><text:span text:style-name="T6">لاَرْضِ فَأَصَــٰبَتْكُم مُّصِيبَــةُ </text:span><text:span text:style-name="T9">۴</text:span><text:span text:style-name="T6">لْمَــوْتتتِؐ تَحْبِسُونَــهُــمَــا مِنۢ بَعْدِ </text:span><text:span text:style-name="T9">۱</text:span><text:span text:style-name="T6">لصَّــلَــوٰةِ فَيُقْسِمَـٰنِ بِاللَّهِ إِنِ 'رْتَــبْــتُــمْ لاَ نَشْتَــرۣى بِــهِ” ثَمَنــاً وَلَــوْ كَــانَ ذَا قُرْبۭيٰؐ وَلاَ نَــكْتُــمُ شَهَـــٰدَةَ </text:span><text:span text:style-name="T9">۰</text:span><text:span text:style-name="T6">للَّهِ إِنَّــــآ إِذاً لَّمِنَ </text:span><text:span text:style-name="T9">۰</text:span><text:span text:style-name="T6">لاَثِمِيـنَؐ </text:span><text:span text:style-name="T7">(108)</text:span><text:span text:style-name="T6"> فَإِنْ عُثِــرَ عَلَـيٰٓ </text:span><text:soft-page-break/><text:span text:style-name="T6">أَنَّهُــمَــا "سْتَحَقَّــآ إِثْمــاً فَــَٔاخَرَ؛نِ يَقُومَـٰنِ مَقَامَــهُــمَــا مِـنَ </text:span><text:span text:style-name="T9">۰</text:span><text:span text:style-name="T6">لذِيـنَ </text:span><text:span text:style-name="T9">۸</text:span><text:span text:style-name="T6">سْتُحِـقَّ عَلَيْهِــمُ </text:span><text:span text:style-name="T9">۴</text:span><text:span text:style-name="T6">لاَوْلَيَـٰنِ فَيُقْسِمَـٰنِؐ بِاللَّهِ لَشَهَــٰدَتُنَآ أَحَـقُّ مِن شَهَــٰدَتِهِمَـا وَمَا "عْتَـدَيْــنَــآؐ إِنَّــآ إِذاً لَّـمِـنَ </text:span><text:span text:style-name="T9">۰</text:span><text:span text:style-name="T6">لظَّـٰلِمِيـنَؐ </text:span><text:span text:style-name="T7">(109)</text:span><text:span text:style-name="T6"> ذَ؛لِكَ أَدْنۭـيٰٓ أَنْ يَّاتُـواْ بِالشَّــهَــٰـدَةِ عَلَيٰ وَجْــهِــهَــآ أَوْ يَخَافُــوٓاْ أَن تُرَدَّ أَيْمَـٰنٛ بَعْدَ أَيْمَـــٰنِــهِـــمْؐ وَاتَّقُــواْ </text:span><text:span text:style-name="T9">۴</text:span><text:span text:style-name="T6">للَّهَؐ وَاسْمَعُــواْؐ وَاللَّــهُ لاَ يَهْدِى </text:span><text:span text:style-name="T9">۱</text:span><text:span text:style-name="T6">لْقَــوْمَ </text:span><text:span text:style-name="T9">۰</text:span><text:span text:style-name="T6">لْــفَــٰسِقِــيـنَؐ </text:span><text:span text:style-name="T7">(110)</text:span><text:span text:style-name="T6"> يَوْمَ يَجْمَعُ </text:span><text:span text:style-name="T9">۴</text:span><text:span text:style-name="T6">للَّهُ </text:span><text:span text:style-name="T9">۴</text:span><text:span text:style-name="T6">لرُّسُـلَ فَيَقُولُ مَاذَآ ٱُجِبْتُمْؐ قَالُواْ لاَ عِلْــمَ لَنَــآ إِنَّكَ أَنتَ عَچَّــمُ </text:span><text:span text:style-name="T9">۴</text:span><text:span text:style-name="T6">لْغُيُــوبببِؐ </text:span><text:span text:style-name="T7">(111)</text:span><text:span text:style-name="T6"> إِذْ قَالَ </text:span><text:span text:style-name="T9">۰</text:span><text:span text:style-name="T6">للَّهُ يَــٰعِيسَـي "بْنَ مَرْيَــمَ </text:span><text:span text:style-name="T9">۸</text:span><text:span text:style-name="T6">ذْكُــرْ نِعْمَــتِى عَلَيْــكَ وَعَلَيٰ وَ؛لِدَتِــكَ إِذَ اَيَّدتُّــكَ بِرُوحِ </text:span><text:span text:style-name="T9">۱</text:span><text:span text:style-name="T6">لْقُدُسِ تُكَلِّــمُ </text:span><text:span text:style-name="T9">۴</text:span><text:span text:style-name="T6">لنَّــاسَ فِى </text:span><text:span text:style-name="T9">۱</text:span><text:span text:style-name="T6">لْمَهْدِ وَكَــهْــلًؐا وَإِذْ عَلَّمْتُـكَ </text:span><text:span text:style-name="T9">۰</text:span><text:span text:style-name="T6">لْكِتَــٰــبَ وَالْحِكْمَةَ وَالتَّوْرۭيٰةَ وَالِانجِيلَؐ وَإِذْ تَخْلُقُ مِـنَ </text:span><text:span text:style-name="T9">۰</text:span><text:span text:style-name="T6">لطِّيـنِ كَهَيْــَٔـةِ </text:span><text:span text:style-name="T9">۱</text:span><text:span text:style-name="T6">لطَّيْــرۣ بِــإِذْنِى فَتَنفُخُ فِيهَـا فَتَكُونُ طَـٰٓئِــراَۢ بِــإِذْنِىؐ وَتُــبْــرۣىُٔ </text:span><text:span text:style-name="T9">۴</text:span><text:span text:style-name="T6">لاَكْــمَــهَ وَالاَبْــرَصَ بِــإِذْنِىؐ وَإِذْ تُخْــرۣجُ </text:span><text:span text:style-name="T9">۴</text:span><text:span text:style-name="T6">لْمَــوْتۭـيٰ بِإِذْنِىؐ وَإِذْ كَفَفْتُ بَنِىٓ إِسْرَآءِيـلَ عَـنــكَ إِذْ جِيؔتَهُــم بِــالْبَيِّنَــٰــتِ فَقَالَ </text:span><text:span text:style-name="T9">۰</text:span><text:span text:style-name="T6">لـذِينَ كَفَرُواْ مِنْهُمُ; إِنْ هَــٰذَآإِلاَّ سِحْـرٌ مُّبِيـنٌؐ </text:span><text:span text:style-name="T7">(112)</text:span><text:span text:style-name="T6"> ¥ وَإِذَ اَوْحَيْــتُ إِلَي </text:span><text:span text:style-name="T9">۰</text:span><text:span text:style-name="T6">لْحَوَارۣيِّـﯧـنَ أَنَ —امِنُـواْ بِى وَبِرَسُولِىؐ قَالُوٓاْ ءَامَــنَّــا وَاشْهَدْ بِأَنَّـنَــا مُسْلِــمُــونَؐ </text:span><text:span text:style-name="T7">(113)</text:span><text:span text:style-name="T6"> إِذْ قَــــالَ </text:span><text:span text:style-name="T9">۰</text:span><text:span text:style-name="T6">لْحَوَارۣيُّــونَ يَــٰعِيسَـي "بْـنَ مَرْيَــمَ هَلْ يَسْتَطِيــعُ رَبُّـكَ أَنْ يُّنَــزّۣلَ عَلَيْــنَــا مَآئِــدَةً مِّـنَ </text:span><text:span text:style-name="T9">۰</text:span><text:span text:style-name="T6">لسَّمَــآءِؐ قَــــالَ "تَّقُواْ </text:span><text:span text:style-name="T9">۴</text:span><text:span text:style-name="T6">للَّهَ إِن كُنتُــم مُّومِنِينَؐ </text:span><text:span text:style-name="T7">(114)</text:span><text:span text:style-name="T6"> قَــالُواْ نُرۣيدُ أَن نَّاكُـلَ مِنْــهَــا وَتَطْمَئِـنَّ قُلُوبُنَـا وَنَعْلَمَ أَن قَدْ صَدَقْتَــنَــا وَنَكُونَ عَلَيْهَــا مِـنَ </text:span><text:span text:style-name="T9">۰</text:span><text:span text:style-name="T6">لشَّــٰهِدِيـنَؐ </text:span><text:span text:style-name="T7">(115)</text:span><text:span text:style-name="T6"> قَالَ عِيسَـي "بْنُ مَرْيَمَ </text:span><text:soft-page-break/><text:span text:style-name="T9">۰</text:span><text:span text:style-name="T6">للَّــهُـمَّ رَبَّــنَــآ أَنــزۣلْ عَلَيْــنَــا مَآئِدَةً مِّـنَ </text:span><text:span text:style-name="T9">۰</text:span><text:span text:style-name="T6">لسَّمَـآءِ تَكُونُ لَنَــا عِيداً لَأِّوَّلِنَا وَءَاخِرۣنَــا وَءَايَةً مِّنــكَؐ وَارْزُقْــنَــاؐ وَأَنــتَ خَيْــرُ </text:span><text:span text:style-name="T9">۴</text:span><text:span text:style-name="T6">لرَّ؛زۣقِــيـنَؐ </text:span><text:span text:style-name="T7">(116)</text:span><text:span text:style-name="T6"> قَــالَ </text:span><text:span text:style-name="T9">۰</text:span><text:span text:style-name="T6">للَّــهُ إِنِّى مُنَزّۣلُهَا عَلَيْكُــمْ فَمَـنْ يَّكْفُــرْ بَعْدُ مِنكُــمْ فَإِنِّـيَ ٱُعَذِّبُــــهُ„ عَذَابــاً لٓاَّ ٱُعَــذِّبُــهُ; أَحَــداً مِّـنَ </text:span><text:span text:style-name="T9">۰</text:span><text:span text:style-name="T6">لْعَــٰلَمِــيـنَؐ </text:span><text:span text:style-name="T7">(117)</text:span><text:span text:style-name="T6"> وَإِذْ قَــالَ </text:span><text:span text:style-name="T9">۰</text:span><text:span text:style-name="T6">للَّــهُ يَــٰعِيسَـي "بْنَ مَرْيَــمَ ءَآنـــتَ قُلْــتَ لِلنَّــاسِ 'تَّخِذُونِى وَٱُمِّـيَ إِچَــهَيْنِ مِن دُونِ </text:span><text:span text:style-name="T9">۱</text:span><text:span text:style-name="T6">للَّــهِؐ قَــالَ سُبْحَــٰـنَــــكَ مَا يَكُونُ لِـيَ أَنَ اَقُــولَ مَا لَيْـسَ لِى بِحَق؉ّؐ اِن كُنــتُ قُلْتُهُ„ فَقَدْ عَلِمْتَهُؐ, تَعْلَـمُ مَا فِى نَفْسِى وَلآَ أَعْلَــمُ مَــا فِى نَفْسِــكَؐ إِنَّــكَ أَنـــتَ عَــچَّــمُ</text:span><text:span text:style-name="T9">۴</text:span><text:span text:style-name="T6">لْغُــيُــوبببِؐ </text:span><text:span text:style-name="T7">(118)</text:span><text:span text:style-name="T6"> مَــا قُــلْــــتُ لَـهُـــمُ; إِلاَّ مَــآ أَمَــرْتَنِى بِهِ“ أَنُ </text:span><text:span text:style-name="T9">۶</text:span><text:span text:style-name="T6">عْبُــدُواْ </text:span><text:span text:style-name="T9">۴</text:span><text:span text:style-name="T6">للَّــهَ رَبِّى وَرَبَّــكُــمْؐ وَكُــنــــتُ عَلَيْهِمْ شَهِيداً مَّا دُمْــتُ فِيهِمْؐ فَلَــمَّــا تَوَفَّيْتَــنِى كُنــــتَ أَنــــتَ</text:span><text:span text:style-name="T9">۰</text:span><text:span text:style-name="T6">لرَّقِــيــــبَ عَلَــيْــهِــمْؐ وَأَنــــتَ عَلَـيٰ كُـلِّ شَيْءٍ شَهِــيــد٘ؐ </text:span><text:span text:style-name="T7">(119)</text:span><text:span text:style-name="T6"> اِن تُعَــذِّبْــهُــمْ فَإِنَّهُمْ عِبَادُكككَؐ وَإِن تَغْفِرْ لَهُــمْ فَإِنَّــكَ أَنتَ </text:span><text:span text:style-name="T9">۰</text:span><text:span text:style-name="T6">لْعَزۣيــزُ </text:span><text:span text:style-name="T9">۴</text:span><text:span text:style-name="T6">لْحَكِيــمُؐ </text:span><text:span text:style-name="T7">(120)</text:span><text:span text:style-name="T6"> قَــالَ </text:span><text:span text:style-name="T9">۰</text:span><text:span text:style-name="T6">للَّهُ هَـٰذَا يَوْمَ يَنفَعُ </text:span><text:span text:style-name="T9">۴</text:span><text:span text:style-name="T6">لصَّـٰدِقِينَ صِدْقُهُمْؐ لَهُــمْ جَنَّـــٰــتٌ تَجْرۣى مِـن تَحْتِهَــا </text:span><text:span text:style-name="T9">۰</text:span><text:span text:style-name="T6">لاَنْهَــٰرُ خَـٰلِدِينَ فِيــهَــآ أَبَــــداًؐ رَّضِـيَ </text:span><text:span text:style-name="T9">۰</text:span><text:span text:style-name="T6">للَّهُ عَنْهُمْ وَرَضُواْ عَنْهُؐ ذَ؛لِــكَ </text:span><text:span text:style-name="T9">۰</text:span><text:span text:style-name="T6">لْفَــوْزُ </text:span><text:span text:style-name="T9">۴</text:span><text:span text:style-name="T6">لْعَظِيــمُؐ </text:span><text:span text:style-name="T7">(121)</text:span><text:span text:style-name="T6"> لِلهِ مُلْــكُ </text:span><text:span text:style-name="T9">۴</text:span><text:span text:style-name="T6">لسَّمَــٰوَ؛تتتِ وَالاَرْضِ وَمَا فِيهِـنَّؐ وَهُوَ عَلَيٰ كُـلِّ شَيْءٍ قَدِير٘ </text:span><text:span text:style-name="T7">(122)</text:span><text:span text:style-name="T6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DejaVu Sans Mono" svg:font-family="'DejaVu Sa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2:09:35.430012627</meta:creation-date>
    <dc:date>2025-02-24T22:10:45.125696367</dc:date>
    <meta:editing-duration>PT1M14S</meta:editing-duration>
    <meta:editing-cycles>1</meta:editing-cycles>
    <meta:document-statistic meta:table-count="0" meta:image-count="0" meta:object-count="0" meta:page-count="16" meta:paragraph-count="2" meta:word-count="2945" meta:character-count="18659" meta:non-whitespace-character-count="15714"/>
    <meta:generator>LibreOffice/24.8.2.1$Linux_X86_64 LibreOffice_project/0f794b6e29741098670a3b95d60478a65d05ef13</meta:generator>
  </office:meta>
</office:document-meta>
</file>